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1.0917in"/>
    </style:style>
    <style:style style:name="co6" style:family="table-column">
      <style:table-column-properties fo:break-before="auto" style:column-width="1.0126in"/>
    </style:style>
    <style:style style:name="co7" style:family="table-column">
      <style:table-column-properties fo:break-before="auto" style:column-width="1.1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3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 style:data-style-name="N3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andom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ce4"/>
        <table:table-column table:style-name="co2" table:default-cell-style-name="ce4"/>
        <table:table-column table:style-name="co3" table:number-columns-repeated="2" table:default-cell-style-name="ce4"/>
        <table:table-row table:style-name="ro1">
          <table:table-cell table:style-name="ce1"/>
          <table:table-cell table:style-name="Default"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 table:style-name="Default"/>
          <table:table-cell table:style-name="ce1" office:value-type="string">
            <text:p>N=3000</text:p>
          </table:table-cell>
          <table:table-cell table:style-name="Default"/>
          <table:table-cell table:style-name="ce1" office:value-type="string">
            <text:p>N=4000</text:p>
          </table:table-cell>
          <table:table-cell table:style-name="Default"/>
          <table:table-cell table:style-name="ce1" office:value-type="string">
            <text:p>N=50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office:value-type="string">
            <text:p>Selection</text:p>
          </table:table-cell>
          <table:table-cell table:style-name="ce3" office:value-type="float" office:value="499500">
            <text:p>499,500</text:p>
          </table:table-cell>
          <table:table-cell table:style-name="ce3" office:value-type="float" office:value="2997">
            <text:p>2,997</text:p>
          </table:table-cell>
          <table:table-cell office:value-type="float" office:value="1999000">
            <text:p>1,999,000</text:p>
          </table:table-cell>
          <table:table-cell office:value-type="float" office:value="5997">
            <text:p>5,997</text:p>
          </table:table-cell>
          <table:table-cell office:value-type="float" office:value="4498500">
            <text:p>4,498,500</text:p>
          </table:table-cell>
          <table:table-cell office:value-type="float" office:value="8997">
            <text:p>8,997</text:p>
          </table:table-cell>
          <table:table-cell office:value-type="float" office:value="7998000">
            <text:p>7,998,000</text:p>
          </table:table-cell>
          <table:table-cell office:value-type="float" office:value="11997">
            <text:p>11,997</text:p>
          </table:table-cell>
          <table:table-cell office:value-type="float" office:value="12497500">
            <text:p>12,497,500</text:p>
          </table:table-cell>
          <table:table-cell office:value-type="float" office:value="14997">
            <text:p>14,997</text:p>
          </table:table-cell>
        </table:table-row>
        <table:table-row table:style-name="ro1">
          <table:table-cell/>
          <table:table-cell office:value-type="string">
            <text:p>Insertion</text:p>
          </table:table-cell>
          <table:table-cell office:value-type="float" office:value="257310">
            <text:p>257,310</text:p>
          </table:table-cell>
          <table:table-cell office:value-type="float" office:value="258318">
            <text:p>258,318</text:p>
          </table:table-cell>
          <table:table-cell office:value-type="float" office:value="1006280">
            <text:p>1,006,280</text:p>
          </table:table-cell>
          <table:table-cell office:value-type="float" office:value="1008288">
            <text:p>1,008,288</text:p>
          </table:table-cell>
          <table:table-cell office:value-type="float" office:value="2263655">
            <text:p>2,263,655</text:p>
          </table:table-cell>
          <table:table-cell office:value-type="float" office:value="2266663">
            <text:p>2,266,663</text:p>
          </table:table-cell>
          <table:table-cell office:value-type="float" office:value="4034409">
            <text:p>4,034,409</text:p>
          </table:table-cell>
          <table:table-cell office:value-type="float" office:value="4038417">
            <text:p>4,038,417</text:p>
          </table:table-cell>
          <table:table-cell office:value-type="float" office:value="6273638">
            <text:p>6,273,638</text:p>
          </table:table-cell>
          <table:table-cell office:value-type="float" office:value="6278646">
            <text:p>6,278,646</text:p>
          </table:table-cell>
        </table:table-row>
        <table:table-row table:style-name="ro1">
          <table:table-cell/>
          <table:table-cell office:value-type="string">
            <text:p>Bubble</text:p>
          </table:table-cell>
          <table:table-cell office:value-type="float" office:value="499500">
            <text:p>499,500</text:p>
          </table:table-cell>
          <table:table-cell office:value-type="float" office:value="768960">
            <text:p>768,960</text:p>
          </table:table-cell>
          <table:table-cell office:value-type="float" office:value="1999000">
            <text:p>1,999,000</text:p>
          </table:table-cell>
          <table:table-cell office:value-type="float" office:value="3012870">
            <text:p>3,012,870</text:p>
          </table:table-cell>
          <table:table-cell office:value-type="float" office:value="4498500">
            <text:p>4,498,500</text:p>
          </table:table-cell>
          <table:table-cell office:value-type="float" office:value="6781995">
            <text:p>6,781,995</text:p>
          </table:table-cell>
          <table:table-cell office:value-type="float" office:value="7998000">
            <text:p>7,998,000</text:p>
          </table:table-cell>
          <table:table-cell office:value-type="float" office:value="12091257">
            <text:p>12,091,257</text:p>
          </table:table-cell>
          <table:table-cell office:value-type="float" office:value="12497500">
            <text:p>12,497,500</text:p>
          </table:table-cell>
          <table:table-cell office:value-type="float" office:value="18805944">
            <text:p>18,805,944</text:p>
          </table:table-cell>
        </table:table-row>
        <table:table-row table:style-name="ro1">
          <table:table-cell/>
          <table:table-cell office:value-type="string">
            <text:p>Merge</text:p>
          </table:table-cell>
          <table:table-cell office:value-type="float" office:value="32360">
            <text:p>32,360</text:p>
          </table:table-cell>
          <table:table-cell office:value-type="float" office:value="20290">
            <text:p>20,290</text:p>
          </table:table-cell>
          <table:table-cell office:value-type="float" office:value="70758">
            <text:p>70,758</text:p>
          </table:table-cell>
          <table:table-cell office:value-type="float" office:value="44546">
            <text:p>44,546</text:p>
          </table:table-cell>
          <table:table-cell office:value-type="float" office:value="111768">
            <text:p>111,768</text:p>
          </table:table-cell>
          <table:table-cell office:value-type="float" office:value="70446">
            <text:p>70,446</text:p>
          </table:table-cell>
          <table:table-cell office:value-type="float" office:value="153540">
            <text:p>153,540</text:p>
          </table:table-cell>
          <table:table-cell office:value-type="float" office:value="97149">
            <text:p>97,149</text:p>
          </table:table-cell>
          <table:table-cell office:value-type="float" office:value="197264">
            <text:p>197,264</text:p>
          </table:table-cell>
          <table:table-cell office:value-type="float" office:value="124744">
            <text:p>124,744</text:p>
          </table:table-cell>
        </table:table-row>
        <table:table-row table:style-name="ro1">
          <table:table-cell/>
          <table:table-cell office:value-type="string">
            <text:p>Quick</text:p>
          </table:table-cell>
          <table:table-cell office:value-type="float" office:value="33969">
            <text:p>33,969</text:p>
          </table:table-cell>
          <table:table-cell office:value-type="float" office:value="7212">
            <text:p>7,212</text:p>
          </table:table-cell>
          <table:table-cell office:value-type="float" office:value="76281">
            <text:p>76,281</text:p>
          </table:table-cell>
          <table:table-cell office:value-type="float" office:value="15729">
            <text:p>15,729</text:p>
          </table:table-cell>
          <table:table-cell office:value-type="float" office:value="120259">
            <text:p>120,259</text:p>
          </table:table-cell>
          <table:table-cell office:value-type="float" office:value="24903">
            <text:p>24,903</text:p>
          </table:table-cell>
          <table:table-cell office:value-type="float" office:value="161415">
            <text:p>161,415</text:p>
          </table:table-cell>
          <table:table-cell office:value-type="float" office:value="34872">
            <text:p>34,872</text:p>
          </table:table-cell>
          <table:table-cell office:value-type="float" office:value="212085">
            <text:p>212,085</text:p>
          </table:table-cell>
          <table:table-cell office:value-type="float" office:value="44508">
            <text:p>44,508</text:p>
          </table:table-cell>
        </table:table-row>
        <table:table-row table:style-name="ro1">
          <table:table-cell/>
          <table:table-cell table:style-name="Default"/>
          <table:table-cell table:style-name="Default">
            <draw:frame table:end-cell-address="Random.M27" table:end-x="0.074in" table:end-y="0.1681in" draw:z-index="0" draw:style-name="gr1" svg:width="9.2976in" svg:height="3.4969in" svg:x="0.0358in" svg:y="0.0362in">
              <draw:object draw:notify-on-update-of-ranges="Random.B3:Random.B7 Random.C2:Random.C2 Random.C3:Random.C7 Random.D2:Random.D2 Random.D3:Random.D7 Random.E2:Random.E2 Random.E3:Random.E7 Random.F2:Random.F2 Random.F3:Random.F7 Random.G2:Random.G2 Random.G3:Random.G7 Random.H2:Random.H2 Random.H3:Random.H7 Random.I2:Random.I2 Random.I3:Random.I7 Random.J2:Random.J2 Random.J3:Random.J7 Random.K2:Random.K2 Random.K3:Random.K7 Random.L2:Random.L2 Random.L3:Random.L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9"/>
        </table:table-row>
      </table:table>
      <table:table table:name="Worst" table:style-name="ta1" table:print="false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/>
          <table:table-cell table:style-name="ce1" office:value-type="string">
            <text:p>N=4000</text:p>
          </table:table-cell>
          <table:table-cell/>
          <table:table-cell table:style-name="ce1" office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table:style-name="ce1" office:value-type="string">
            <text:p>Selection</text:p>
          </table:table-cell>
          <table:table-cell table:style-name="ce3" office:value-type="float" office:value="499500">
            <text:p>499,500</text:p>
          </table:table-cell>
          <table:table-cell table:style-name="ce3" office:value-type="float" office:value="2997">
            <text:p>2,997</text:p>
          </table:table-cell>
          <table:table-cell table:style-name="ce4" office:value-type="float" office:value="1999000">
            <text:p>1,999,000</text:p>
          </table:table-cell>
          <table:table-cell table:style-name="ce4" office:value-type="float" office:value="5997">
            <text:p>5,997</text:p>
          </table:table-cell>
          <table:table-cell table:style-name="ce4" office:value-type="float" office:value="4498500">
            <text:p>4,498,500</text:p>
          </table:table-cell>
          <table:table-cell table:style-name="ce4" office:value-type="float" office:value="8997">
            <text:p>8,997</text:p>
          </table:table-cell>
          <table:table-cell table:style-name="ce4" office:value-type="float" office:value="7998000">
            <text:p>7,998,000</text:p>
          </table:table-cell>
          <table:table-cell table:style-name="ce4" office:value-type="float" office:value="11997">
            <text:p>11,997</text:p>
          </table:table-cell>
          <table:table-cell table:style-name="ce4" office:value-type="float" office:value="12497500">
            <text:p>12,497,500</text:p>
          </table:table-cell>
          <table:table-cell table:style-name="ce4" office:value-type="float" office:value="14997">
            <text:p>14,997</text:p>
          </table:table-cell>
        </table:table-row>
        <table:table-row table:style-name="ro1">
          <table:table-cell/>
          <table:table-cell table:style-name="ce1" office:value-type="string">
            <text:p>Insertion</text:p>
          </table:table-cell>
          <table:table-cell table:style-name="ce4" office:value-type="float" office:value="499500">
            <text:p>499,500</text:p>
          </table:table-cell>
          <table:table-cell table:style-name="ce4" office:value-type="float" office:value="501498">
            <text:p>501,498</text:p>
          </table:table-cell>
          <table:table-cell table:style-name="ce4" office:value-type="float" office:value="1999000">
            <text:p>1,999,000</text:p>
          </table:table-cell>
          <table:table-cell table:style-name="ce4" office:value-type="float" office:value="2002998">
            <text:p>2,002,998</text:p>
          </table:table-cell>
          <table:table-cell table:style-name="ce4" office:value-type="float" office:value="4498500">
            <text:p>4,498,500</text:p>
          </table:table-cell>
          <table:table-cell table:style-name="ce4" office:value-type="float" office:value="4504498">
            <text:p>4,504,498</text:p>
          </table:table-cell>
          <table:table-cell table:style-name="ce4" office:value-type="float" office:value="7998000">
            <text:p>7,998,000</text:p>
          </table:table-cell>
          <table:table-cell table:style-name="ce4" office:value-type="float" office:value="8005998">
            <text:p>8,005,998</text:p>
          </table:table-cell>
          <table:table-cell table:style-name="ce4" office:value-type="float" office:value="12497500">
            <text:p>12,497,500</text:p>
          </table:table-cell>
          <table:table-cell table:style-name="ce4" office:value-type="float" office:value="12507498">
            <text:p>12,507,498</text:p>
          </table:table-cell>
        </table:table-row>
        <table:table-row table:style-name="ro1">
          <table:table-cell/>
          <table:table-cell table:style-name="ce1" office:value-type="string">
            <text:p>Bubble</text:p>
          </table:table-cell>
          <table:table-cell table:style-name="ce4" office:value-type="float" office:value="499500">
            <text:p>499,500</text:p>
          </table:table-cell>
          <table:table-cell table:style-name="ce4" office:value-type="float" office:value="1498500">
            <text:p>1,498,500</text:p>
          </table:table-cell>
          <table:table-cell table:style-name="ce4" office:value-type="float" office:value="1999000">
            <text:p>1,999,000</text:p>
          </table:table-cell>
          <table:table-cell table:style-name="ce4" office:value-type="float" office:value="5997000">
            <text:p>5,997,000</text:p>
          </table:table-cell>
          <table:table-cell table:style-name="ce4" office:value-type="float" office:value="4498500">
            <text:p>4,498,500</text:p>
          </table:table-cell>
          <table:table-cell table:style-name="ce4" office:value-type="float" office:value="13495500">
            <text:p>13,495,500</text:p>
          </table:table-cell>
          <table:table-cell table:style-name="ce4" office:value-type="float" office:value="7998000">
            <text:p>7,998,000</text:p>
          </table:table-cell>
          <table:table-cell table:style-name="ce4" office:value-type="float" office:value="23994000">
            <text:p>23,994,000</text:p>
          </table:table-cell>
          <table:table-cell table:style-name="ce4" office:value-type="float" office:value="12497500">
            <text:p>12,497,500</text:p>
          </table:table-cell>
          <table:table-cell table:style-name="ce4" office:value-type="float" office:value="37492500">
            <text:p>37,492,500</text:p>
          </table:table-cell>
        </table:table-row>
        <table:table-row table:style-name="ro1">
          <table:table-cell/>
          <table:table-cell table:style-name="ce1" office:value-type="string">
            <text:p>Merge</text:p>
          </table:table-cell>
          <table:table-cell table:style-name="ce4" office:value-type="float" office:value="25060">
            <text:p>25,060</text:p>
          </table:table-cell>
          <table:table-cell table:style-name="ce4" office:value-type="float" office:value="20951">
            <text:p>20,951</text:p>
          </table:table-cell>
          <table:table-cell table:style-name="ce4" office:value-type="float" office:value="54124">
            <text:p>54,124</text:p>
          </table:table-cell>
          <table:table-cell table:style-name="ce4" office:value-type="float" office:value="45903">
            <text:p>45,903</text:p>
          </table:table-cell>
          <table:table-cell table:style-name="ce4" office:value-type="float" office:value="86052">
            <text:p>86,052</text:p>
          </table:table-cell>
          <table:table-cell table:style-name="ce4" office:value-type="float" office:value="72807">
            <text:p>72,807</text:p>
          </table:table-cell>
          <table:table-cell table:style-name="ce4" office:value-type="float" office:value="116252">
            <text:p>116,252</text:p>
          </table:table-cell>
          <table:table-cell table:style-name="ce4" office:value-type="float" office:value="99807">
            <text:p>99,807</text:p>
          </table:table-cell>
          <table:table-cell table:style-name="ce4" office:value-type="float" office:value="150812">
            <text:p>150,812</text:p>
          </table:table-cell>
          <table:table-cell table:style-name="ce4" office:value-type="float" office:value="128615">
            <text:p>128,615</text:p>
          </table:table-cell>
        </table:table-row>
        <table:table-row table:style-name="ro1">
          <table:table-cell/>
          <table:table-cell table:style-name="ce1" office:value-type="string">
            <text:p>Quick</text:p>
          </table:table-cell>
          <table:table-cell table:style-name="ce4" office:value-type="float" office:value="1004995">
            <text:p>1,004,995</text:p>
          </table:table-cell>
          <table:table-cell table:style-name="ce4" office:value-type="float" office:value="2997">
            <text:p>2,997</text:p>
          </table:table-cell>
          <table:table-cell table:style-name="ce4" office:value-type="float" office:value="4009995">
            <text:p>4,009,995</text:p>
          </table:table-cell>
          <table:table-cell table:style-name="ce4" office:value-type="float" office:value="5997">
            <text:p>5,997</text:p>
          </table:table-cell>
          <table:table-cell table:style-name="ce4" office:value-type="float" office:value="9014995">
            <text:p>9,014,995</text:p>
          </table:table-cell>
          <table:table-cell table:style-name="ce4" office:value-type="float" office:value="8997">
            <text:p>8,997</text:p>
          </table:table-cell>
          <table:table-cell table:style-name="ce4" office:value-type="float" office:value="16019995">
            <text:p>16,019,995</text:p>
          </table:table-cell>
          <table:table-cell table:style-name="ce4" office:value-type="float" office:value="11997">
            <text:p>11,997</text:p>
          </table:table-cell>
          <table:table-cell table:style-name="ce4" office:value-type="float" office:value="25024995">
            <text:p>25,024,995</text:p>
          </table:table-cell>
          <table:table-cell table:style-name="ce4" office:value-type="float" office:value="14997">
            <text:p>14,997</text:p>
          </table:table-cell>
        </table:table-row>
        <table:table-row table:style-name="ro1">
          <table:table-cell table:number-columns-repeated="2"/>
          <table:table-cell>
            <draw:frame table:end-cell-address="Worst.M26" table:end-x="0.0492in" table:end-y="0.1563in" draw:z-index="0" draw:style-name="gr1" svg:width="9.5913in" svg:height="3.3043in" svg:x="0.0413in" svg:y="0.0398in">
              <draw:object draw:notify-on-update-of-ranges="Worst.B3:Worst.B7 Worst.C2:Worst.C2 Worst.C3:Worst.C7 Worst.D2:Worst.D2 Worst.D3:Worst.D7 Worst.E2:Worst.E2 Worst.E3:Worst.E7 Worst.F2:Worst.F2 Worst.F3:Worst.F7 Worst.G2:Worst.G2 Worst.G3:Worst.G7 Worst.H2:Worst.H2 Worst.H3:Worst.H7 Worst.I2:Worst.I2 Worst.I3:Worst.I7 Worst.J2:Worst.J2 Worst.J3:Worst.J7 Worst.K2:Worst.K2 Worst.K3:Worst.K7 Worst.L2:Worst.L2 Worst.L3:Worst.L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style-name="ce3" table:number-columns-repeated="2"/>
          <table:table-cell table:style-name="ce4"/>
          <table:table-cell table:number-columns-repeated="3"/>
          <table:table-cell table:style-name="ce4" table:number-columns-repeated="4"/>
          <table:table-cell table:number-columns-repeated="2"/>
        </table:table-row>
      </table:table>
      <table:table table:name="Best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ce4"/>
        <table:table-row table:style-name="ro1">
          <table:table-cell/>
          <table:table-cell table:style-name="Default"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 table:style-name="Default"/>
          <table:table-cell table:style-name="ce1" office:value-type="string">
            <text:p>N=3000</text:p>
          </table:table-cell>
          <table:table-cell table:style-name="Default"/>
          <table:table-cell table:style-name="ce1" office:value-type="string">
            <text:p>N=4000</text:p>
          </table:table-cell>
          <table:table-cell table:style-name="Default"/>
          <table:table-cell table:style-name="ce1" office:value-type="string">
            <text:p>N=50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office:value-type="string">
            <text:p>Selection</text:p>
          </table:table-cell>
          <table:table-cell table:style-name="ce3" office:value-type="float" office:value="499500">
            <text:p>499,500</text:p>
          </table:table-cell>
          <table:table-cell table:style-name="ce3" office:value-type="float" office:value="2997">
            <text:p>2,997</text:p>
          </table:table-cell>
          <table:table-cell office:value-type="float" office:value="1999000">
            <text:p>1,999,000</text:p>
          </table:table-cell>
          <table:table-cell office:value-type="float" office:value="5997">
            <text:p>5,997</text:p>
          </table:table-cell>
          <table:table-cell office:value-type="float" office:value="4498500">
            <text:p>4,498,500</text:p>
          </table:table-cell>
          <table:table-cell office:value-type="float" office:value="8997">
            <text:p>8,997</text:p>
          </table:table-cell>
          <table:table-cell office:value-type="float" office:value="7998000">
            <text:p>7,998,000</text:p>
          </table:table-cell>
          <table:table-cell office:value-type="float" office:value="11997">
            <text:p>11,997</text:p>
          </table:table-cell>
          <table:table-cell office:value-type="float" office:value="12497500">
            <text:p>12,497,500</text:p>
          </table:table-cell>
          <table:table-cell office:value-type="float" office:value="14997">
            <text:p>14,997</text:p>
          </table:table-cell>
        </table:table-row>
        <table:table-row table:style-name="ro1">
          <table:table-cell/>
          <table:table-cell office:value-type="string">
            <text:p>Insertion</text:p>
          </table:table-cell>
          <table:table-cell office:value-type="float" office:value="999">
            <text:p>999</text:p>
          </table:table-cell>
          <table:table-cell office:value-type="float" office:value="1998">
            <text:p>1,998</text:p>
          </table:table-cell>
          <table:table-cell office:value-type="float" office:value="1999">
            <text:p>1,999</text:p>
          </table:table-cell>
          <table:table-cell office:value-type="float" office:value="3998">
            <text:p>3,998</text:p>
          </table:table-cell>
          <table:table-cell office:value-type="float" office:value="2999">
            <text:p>2,999</text:p>
          </table:table-cell>
          <table:table-cell office:value-type="float" office:value="5998">
            <text:p>5,998</text:p>
          </table:table-cell>
          <table:table-cell office:value-type="float" office:value="3999">
            <text:p>3,999</text:p>
          </table:table-cell>
          <table:table-cell office:value-type="float" office:value="7998">
            <text:p>7,998</text:p>
          </table:table-cell>
          <table:table-cell office:value-type="float" office:value="4999">
            <text:p>4,999</text:p>
          </table:table-cell>
          <table:table-cell office:value-type="float" office:value="9998">
            <text:p>9,998</text:p>
          </table:table-cell>
        </table:table-row>
        <table:table-row table:style-name="ro1">
          <table:table-cell/>
          <table:table-cell office:value-type="string">
            <text:p>Bubble</text:p>
          </table:table-cell>
          <table:table-cell office:value-type="float" office:value="499500">
            <text:p>499,500</text:p>
          </table:table-cell>
          <table:table-cell office:value-type="float" office:value="0">
            <text:p>0</text:p>
          </table:table-cell>
          <table:table-cell office:value-type="float" office:value="1999000">
            <text:p>1,999,000</text:p>
          </table:table-cell>
          <table:table-cell office:value-type="float" office:value="0">
            <text:p>0</text:p>
          </table:table-cell>
          <table:table-cell office:value-type="float" office:value="4498500">
            <text:p>4,498,500</text:p>
          </table:table-cell>
          <table:table-cell office:value-type="float" office:value="0">
            <text:p>0</text:p>
          </table:table-cell>
          <table:table-cell office:value-type="float" office:value="7998000">
            <text:p>7,998,000</text:p>
          </table:table-cell>
          <table:table-cell office:value-type="float" office:value="0">
            <text:p>0</text:p>
          </table:table-cell>
          <table:table-cell office:value-type="float" office:value="12497500">
            <text:p>12,497,5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rge</text:p>
          </table:table-cell>
          <table:table-cell office:value-type="float" office:value="24836">
            <text:p>24,836</text:p>
          </table:table-cell>
          <table:table-cell office:value-type="float" office:value="15907">
            <text:p>15,907</text:p>
          </table:table-cell>
          <table:table-cell office:value-type="float" office:value="53676">
            <text:p>53,676</text:p>
          </table:table-cell>
          <table:table-cell office:value-type="float" office:value="34815">
            <text:p>34,815</text:p>
          </table:table-cell>
          <table:table-cell office:value-type="float" office:value="83556">
            <text:p>83,556</text:p>
          </table:table-cell>
          <table:table-cell office:value-type="float" office:value="54731">
            <text:p>54,731</text:p>
          </table:table-cell>
          <table:table-cell office:value-type="float" office:value="115356">
            <text:p>115,356</text:p>
          </table:table-cell>
          <table:table-cell office:value-type="float" office:value="75631">
            <text:p>75,631</text:p>
          </table:table-cell>
          <table:table-cell office:value-type="float" office:value="146412">
            <text:p>146,412</text:p>
          </table:table-cell>
          <table:table-cell office:value-type="float" office:value="96611">
            <text:p>96,611</text:p>
          </table:table-cell>
        </table:table-row>
        <table:table-row table:style-name="ro1">
          <table:table-cell/>
          <table:table-cell office:value-type="string">
            <text:p>Quick</text:p>
          </table:table-cell>
          <table:table-cell office:value-type="float" office:value="1004995">
            <text:p>1,004,995</text:p>
          </table:table-cell>
          <table:table-cell office:value-type="float" office:value="2997">
            <text:p>2,997</text:p>
          </table:table-cell>
          <table:table-cell office:value-type="float" office:value="4009995">
            <text:p>4,009,995</text:p>
          </table:table-cell>
          <table:table-cell office:value-type="float" office:value="5997">
            <text:p>5,997</text:p>
          </table:table-cell>
          <table:table-cell office:value-type="float" office:value="9014995">
            <text:p>9,014,995</text:p>
          </table:table-cell>
          <table:table-cell office:value-type="float" office:value="8997">
            <text:p>8,997</text:p>
          </table:table-cell>
          <table:table-cell office:value-type="float" office:value="16019995">
            <text:p>16,019,995</text:p>
          </table:table-cell>
          <table:table-cell office:value-type="float" office:value="11997">
            <text:p>11,997</text:p>
          </table:table-cell>
          <table:table-cell office:value-type="float" office:value="25024995">
            <text:p>25,024,995</text:p>
          </table:table-cell>
          <table:table-cell office:value-type="float" office:value="14997">
            <text:p>14,997</text:p>
          </table:table-cell>
        </table:table-row>
        <table:table-row table:style-name="ro1">
          <table:table-cell/>
          <table:table-cell table:style-name="Default"/>
          <table:table-cell table:style-name="Default">
            <draw:frame table:end-cell-address="Best.L29" table:end-x="0.878in" table:end-y="0.0362in" draw:z-index="0" draw:style-name="gr1" svg:width="8.8622in" svg:height="3.7394in" svg:x="0.0169in" svg:y="0.0161in">
              <draw:object draw:notify-on-update-of-ranges="Best.B3:Best.B7 Best.C2:Best.C2 Best.C3:Best.C7 Best.D2:Best.D2 Best.D3:Best.D7 Best.E2:Best.E2 Best.E3:Best.E7 Best.F2:Best.F2 Best.F3:Best.F7 Best.G2:Best.G2 Best.G3:Best.G7 Best.H2:Best.H2 Best.H3:Best.H7 Best.I2:Best.I2 Best.I3:Best.I7 Best.J2:Best.J2 Best.J3:Best.J7 Best.K2:Best.K2 Best.K3:Best.K7 Best.L2:Best.L2 Best.L3:Best.L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9"/>
        </table:table-row>
      </table:table>
      <table:table table:name="Selection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/>
          <table:table-cell table:style-name="ce1" office:value-type="string">
            <text:p>N=4000</text:p>
          </table:table-cell>
          <table:table-cell/>
          <table:table-cell table:style-name="ce1" office:value-type="string">
            <text:p>N=5000</text:p>
          </table:table-cell>
          <table:table-cell/>
        </table:table-row>
        <table:table-row table:style-name="ro1">
          <table:table-cell/>
          <table:table-cell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table:style-name="ce1" office:value-type="string">
            <text:p>Random</text:p>
          </table:table-cell>
          <table:table-cell table:formula="of:=[Random.C3]" office:value-type="float" office:value="499500">
            <text:p>499,500</text:p>
          </table:table-cell>
          <table:table-cell table:formula="of:=[Random.D3]" office:value-type="float" office:value="2997">
            <text:p>2,997</text:p>
          </table:table-cell>
          <table:table-cell table:formula="of:=[Random.E3]" office:value-type="float" office:value="1999000">
            <text:p>1,999,000</text:p>
          </table:table-cell>
          <table:table-cell table:style-name="ce4" table:formula="of:=[Random.F3]" office:value-type="float" office:value="5997">
            <text:p>5,997</text:p>
          </table:table-cell>
          <table:table-cell table:formula="of:=[Random.G3]" office:value-type="float" office:value="4498500">
            <text:p>4,498,500</text:p>
          </table:table-cell>
          <table:table-cell table:style-name="ce4" table:formula="of:=[Random.H3]" office:value-type="float" office:value="8997">
            <text:p>8,997</text:p>
          </table:table-cell>
          <table:table-cell table:formula="of:=[Random.I3]" office:value-type="float" office:value="7998000">
            <text:p>7,998,000</text:p>
          </table:table-cell>
          <table:table-cell table:style-name="ce4" table:formula="of:=[Random.J3]" office:value-type="float" office:value="11997">
            <text:p>11,997</text:p>
          </table:table-cell>
          <table:table-cell table:formula="of:=[Random.K3]" office:value-type="float" office:value="12497500">
            <text:p>12,497,500</text:p>
          </table:table-cell>
          <table:table-cell table:style-name="ce4" table:formula="of:=[Random.L3]" office:value-type="float" office:value="14997">
            <text:p>14,997</text:p>
          </table:table-cell>
        </table:table-row>
        <table:table-row table:style-name="ro1">
          <table:table-cell/>
          <table:table-cell table:style-name="ce1" office:value-type="string">
            <text:p>Worst</text:p>
          </table:table-cell>
          <table:table-cell table:formula="of:=[Worst.C3]" office:value-type="float" office:value="499500">
            <text:p>499,500</text:p>
          </table:table-cell>
          <table:table-cell table:formula="of:=[Worst.D3]" office:value-type="float" office:value="2997">
            <text:p>2,997</text:p>
          </table:table-cell>
          <table:table-cell table:formula="of:=[Worst.E3]" office:value-type="float" office:value="1999000">
            <text:p>1,999,000</text:p>
          </table:table-cell>
          <table:table-cell table:style-name="ce4" table:formula="of:=[Worst.F3]" office:value-type="float" office:value="5997">
            <text:p>5,997</text:p>
          </table:table-cell>
          <table:table-cell table:formula="of:=[Worst.G3]" office:value-type="float" office:value="4498500">
            <text:p>4,498,500</text:p>
          </table:table-cell>
          <table:table-cell table:style-name="ce4" table:formula="of:=[Worst.H3]" office:value-type="float" office:value="8997">
            <text:p>8,997</text:p>
          </table:table-cell>
          <table:table-cell table:formula="of:=[Worst.I3]" office:value-type="float" office:value="7998000">
            <text:p>7,998,000</text:p>
          </table:table-cell>
          <table:table-cell table:style-name="ce4" table:formula="of:=[Worst.J3]" office:value-type="float" office:value="11997">
            <text:p>11,997</text:p>
          </table:table-cell>
          <table:table-cell table:formula="of:=[Worst.K3]" office:value-type="float" office:value="12497500">
            <text:p>12,497,500</text:p>
          </table:table-cell>
          <table:table-cell table:style-name="ce4" table:formula="of:=[Worst.L3]" office:value-type="float" office:value="14997">
            <text:p>14,997</text:p>
          </table:table-cell>
        </table:table-row>
        <table:table-row table:style-name="ro1">
          <table:table-cell/>
          <table:table-cell table:style-name="ce1" office:value-type="string">
            <text:p>Best</text:p>
          </table:table-cell>
          <table:table-cell table:formula="of:=[Best.C3]" office:value-type="float" office:value="499500">
            <text:p>499,500</text:p>
          </table:table-cell>
          <table:table-cell table:formula="of:=[Best.D3]" office:value-type="float" office:value="2997">
            <text:p>2,997</text:p>
          </table:table-cell>
          <table:table-cell table:formula="of:=[Best.E3]" office:value-type="float" office:value="1999000">
            <text:p>1,999,000</text:p>
          </table:table-cell>
          <table:table-cell table:style-name="ce4" table:formula="of:=[Best.F3]" office:value-type="float" office:value="5997">
            <text:p>5,997</text:p>
          </table:table-cell>
          <table:table-cell table:formula="of:=[Best.G3]" office:value-type="float" office:value="4498500">
            <text:p>4,498,500</text:p>
          </table:table-cell>
          <table:table-cell table:style-name="ce4" table:formula="of:=[Best.H3]" office:value-type="float" office:value="8997">
            <text:p>8,997</text:p>
          </table:table-cell>
          <table:table-cell table:formula="of:=[Best.I3]" office:value-type="float" office:value="7998000">
            <text:p>7,998,000</text:p>
          </table:table-cell>
          <table:table-cell table:style-name="ce4" table:formula="of:=[Best.J3]" office:value-type="float" office:value="11997">
            <text:p>11,997</text:p>
          </table:table-cell>
          <table:table-cell table:formula="of:=[Best.K3]" office:value-type="float" office:value="12497500">
            <text:p>12,497,500</text:p>
          </table:table-cell>
          <table:table-cell table:style-name="ce4" table:formula="of:=[Best.L3]" office:value-type="float" office:value="14997">
            <text:p>14,997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>
            <draw:frame table:end-cell-address="Selection.K25" table:end-x="0.8567in" table:end-y="0.1043in" draw:z-index="0" draw:style-name="gr1" svg:width="7.0839in" svg:height="3.1378in" svg:x="0.885in" svg:y="0.1543in">
              <draw:object draw:notify-on-update-of-ranges="Selection.B2:Selection.B2 Selection.B3:Selection.B5 Selection.C2:Selection.C2 Selection.C3:Selection.C5 Selection.D2:Selection.D2 Selection.D3:Selection.D5 Selection.E2:Selection.E2 Selection.E3:Selection.E5 Selection.F2:Selection.F2 Selection.F3:Selection.F5 Selection.G2:Selection.G2 Selection.G3:Selection.G5 Selection.H2:Selection.H2 Selection.H3:Selection.H5 Selection.I2:Selection.I2 Selection.I3:Selection.I5 Selection.J2:Selection.J2 Selection.J3:Selection.J5 Selection.K2:Selection.K2 Selection.K3:Selection.K5 Selection.L2:Selection.L2 Selection.L3:Selection.L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Insertion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/>
          <table:table-cell table:style-name="ce1" office:value-type="string">
            <text:p>N=4000</text:p>
          </table:table-cell>
          <table:table-cell/>
          <table:table-cell table:style-name="ce1" office:value-type="string">
            <text:p>N=5000</text:p>
          </table:table-cell>
          <table:table-cell/>
        </table:table-row>
        <table:table-row table:style-name="ro1">
          <table:table-cell/>
          <table:table-cell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table:style-name="ce1" office:value-type="string">
            <text:p>Random</text:p>
          </table:table-cell>
          <table:table-cell table:formula="of:=[Random.C4]" office:value-type="float" office:value="257310">
            <text:p>257,310</text:p>
          </table:table-cell>
          <table:table-cell table:formula="of:=[Random.D4]" office:value-type="float" office:value="258318">
            <text:p>258,318</text:p>
          </table:table-cell>
          <table:table-cell table:formula="of:=[Random.E4]" office:value-type="float" office:value="1006280">
            <text:p>1,006,280</text:p>
          </table:table-cell>
          <table:table-cell table:style-name="ce4" table:formula="of:=[Random.F4]" office:value-type="float" office:value="1008288">
            <text:p>1,008,288</text:p>
          </table:table-cell>
          <table:table-cell table:formula="of:=[Random.G4]" office:value-type="float" office:value="2263655">
            <text:p>2,263,655</text:p>
          </table:table-cell>
          <table:table-cell table:style-name="ce4" table:formula="of:=[Random.H4]" office:value-type="float" office:value="2266663">
            <text:p>2,266,663</text:p>
          </table:table-cell>
          <table:table-cell table:formula="of:=[Random.I4]" office:value-type="float" office:value="4034409">
            <text:p>4,034,409</text:p>
          </table:table-cell>
          <table:table-cell table:style-name="ce4" table:formula="of:=[Random.J4]" office:value-type="float" office:value="4038417">
            <text:p>4,038,417</text:p>
          </table:table-cell>
          <table:table-cell table:formula="of:=[Random.K4]" office:value-type="float" office:value="6273638">
            <text:p>6,273,638</text:p>
          </table:table-cell>
          <table:table-cell table:style-name="ce4" table:formula="of:=[Random.L4]" office:value-type="float" office:value="6278646">
            <text:p>6,278,646</text:p>
          </table:table-cell>
        </table:table-row>
        <table:table-row table:style-name="ro1">
          <table:table-cell/>
          <table:table-cell table:style-name="ce1" office:value-type="string">
            <text:p>Worst</text:p>
          </table:table-cell>
          <table:table-cell table:formula="of:=[Worst.C4]" office:value-type="float" office:value="499500">
            <text:p>499,500</text:p>
          </table:table-cell>
          <table:table-cell table:formula="of:=[Worst.D4]" office:value-type="float" office:value="501498">
            <text:p>501,498</text:p>
          </table:table-cell>
          <table:table-cell table:formula="of:=[Worst.E4]" office:value-type="float" office:value="1999000">
            <text:p>1,999,000</text:p>
          </table:table-cell>
          <table:table-cell table:style-name="ce4" table:formula="of:=[Worst.F4]" office:value-type="float" office:value="2002998">
            <text:p>2,002,998</text:p>
          </table:table-cell>
          <table:table-cell table:formula="of:=[Worst.G4]" office:value-type="float" office:value="4498500">
            <text:p>4,498,500</text:p>
          </table:table-cell>
          <table:table-cell table:style-name="ce4" table:formula="of:=[Worst.H4]" office:value-type="float" office:value="4504498">
            <text:p>4,504,498</text:p>
          </table:table-cell>
          <table:table-cell table:formula="of:=[Worst.I4]" office:value-type="float" office:value="7998000">
            <text:p>7,998,000</text:p>
          </table:table-cell>
          <table:table-cell table:style-name="ce4" table:formula="of:=[Worst.J4]" office:value-type="float" office:value="8005998">
            <text:p>8,005,998</text:p>
          </table:table-cell>
          <table:table-cell table:formula="of:=[Worst.K4]" office:value-type="float" office:value="12497500">
            <text:p>12,497,500</text:p>
          </table:table-cell>
          <table:table-cell table:style-name="ce4" table:formula="of:=[Worst.L4]" office:value-type="float" office:value="12507498">
            <text:p>12,507,498</text:p>
          </table:table-cell>
        </table:table-row>
        <table:table-row table:style-name="ro1">
          <table:table-cell/>
          <table:table-cell table:style-name="ce1" office:value-type="string">
            <text:p>Best</text:p>
          </table:table-cell>
          <table:table-cell table:formula="of:=[Best.C4]" office:value-type="float" office:value="999">
            <text:p>999</text:p>
          </table:table-cell>
          <table:table-cell table:formula="of:=[Best.D4]" office:value-type="float" office:value="1998">
            <text:p>1,998</text:p>
          </table:table-cell>
          <table:table-cell table:formula="of:=[Best.E4]" office:value-type="float" office:value="1999">
            <text:p>1,999</text:p>
          </table:table-cell>
          <table:table-cell table:style-name="ce4" table:formula="of:=[Best.F4]" office:value-type="float" office:value="3998">
            <text:p>3,998</text:p>
          </table:table-cell>
          <table:table-cell table:formula="of:=[Best.G4]" office:value-type="float" office:value="2999">
            <text:p>2,999</text:p>
          </table:table-cell>
          <table:table-cell table:style-name="ce4" table:formula="of:=[Best.H4]" office:value-type="float" office:value="5998">
            <text:p>5,998</text:p>
          </table:table-cell>
          <table:table-cell table:formula="of:=[Best.I4]" office:value-type="float" office:value="3999">
            <text:p>3,999</text:p>
          </table:table-cell>
          <table:table-cell table:style-name="ce4" table:formula="of:=[Best.J4]" office:value-type="float" office:value="7998">
            <text:p>7,998</text:p>
          </table:table-cell>
          <table:table-cell table:formula="of:=[Best.K4]" office:value-type="float" office:value="4999">
            <text:p>4,999</text:p>
          </table:table-cell>
          <table:table-cell table:style-name="ce4" table:formula="of:=[Best.L4]" office:value-type="float" office:value="9998">
            <text:p>9,998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>
            <draw:frame table:end-cell-address="Insertion.L25" table:end-x="0.0433in" table:end-y="0.1567in" draw:z-index="0" draw:style-name="gr1" svg:width="7.1661in" svg:height="3.1567in" svg:x="0.8783in" svg:y="0.0106in">
              <draw:object draw:notify-on-update-of-ranges="Insertion.B2:Insertion.B2 Insertion.B3:Insertion.B5 Insertion.C2:Insertion.C2 Insertion.C3:Insertion.C5 Insertion.D2:Insertion.D2 Insertion.D3:Insertion.D5 Insertion.E2:Insertion.E2 Insertion.E3:Insertion.E5 Insertion.F2:Insertion.F2 Insertion.F3:Insertion.F5 Insertion.G2:Insertion.G2 Insertion.G3:Insertion.G5 Insertion.H2:Insertion.H2 Insertion.H3:Insertion.H5 Insertion.I2:Insertion.I2 Insertion.I3:Insertion.I5 Insertion.J2:Insertion.J2 Insertion.J3:Insertion.J5 Insertion.K2:Insertion.K2 Insertion.K3:Insertion.K5 Insertion.L2:Insertion.L2 Insertion.L3:Insertion.L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Bubble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/>
          <table:table-cell table:style-name="ce1" office:value-type="string">
            <text:p>N=4000</text:p>
          </table:table-cell>
          <table:table-cell/>
          <table:table-cell table:style-name="ce1" office:value-type="string">
            <text:p>N=5000</text:p>
          </table:table-cell>
          <table:table-cell/>
        </table:table-row>
        <table:table-row table:style-name="ro1">
          <table:table-cell/>
          <table:table-cell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table:style-name="ce1" office:value-type="string">
            <text:p>Random</text:p>
          </table:table-cell>
          <table:table-cell table:formula="of:=[Random.C5]" office:value-type="float" office:value="499500">
            <text:p>499,500</text:p>
          </table:table-cell>
          <table:table-cell table:formula="of:=[Random.D5]" office:value-type="float" office:value="768960">
            <text:p>768,960</text:p>
          </table:table-cell>
          <table:table-cell table:formula="of:=[Random.E5]" office:value-type="float" office:value="1999000">
            <text:p>1,999,000</text:p>
          </table:table-cell>
          <table:table-cell table:style-name="ce4" table:formula="of:=[Random.F5]" office:value-type="float" office:value="3012870">
            <text:p>3,012,870</text:p>
          </table:table-cell>
          <table:table-cell table:formula="of:=[Random.G5]" office:value-type="float" office:value="4498500">
            <text:p>4,498,500</text:p>
          </table:table-cell>
          <table:table-cell table:style-name="ce4" table:formula="of:=[Random.H5]" office:value-type="float" office:value="6781995">
            <text:p>6,781,995</text:p>
          </table:table-cell>
          <table:table-cell table:formula="of:=[Random.I5]" office:value-type="float" office:value="7998000">
            <text:p>7,998,000</text:p>
          </table:table-cell>
          <table:table-cell table:style-name="ce4" table:formula="of:=[Random.J5]" office:value-type="float" office:value="12091257">
            <text:p>12,091,257</text:p>
          </table:table-cell>
          <table:table-cell table:formula="of:=[Random.K5]" office:value-type="float" office:value="12497500">
            <text:p>12,497,500</text:p>
          </table:table-cell>
          <table:table-cell table:style-name="ce4" table:formula="of:=[Random.L5]" office:value-type="float" office:value="18805944">
            <text:p>18,805,944</text:p>
          </table:table-cell>
        </table:table-row>
        <table:table-row table:style-name="ro1">
          <table:table-cell/>
          <table:table-cell table:style-name="ce1" office:value-type="string">
            <text:p>Worst</text:p>
          </table:table-cell>
          <table:table-cell table:formula="of:=[Worst.C5]" office:value-type="float" office:value="499500">
            <text:p>499,500</text:p>
          </table:table-cell>
          <table:table-cell table:formula="of:=[Worst.D5]" office:value-type="float" office:value="1498500">
            <text:p>1,498,500</text:p>
          </table:table-cell>
          <table:table-cell table:formula="of:=[Worst.E5]" office:value-type="float" office:value="1999000">
            <text:p>1,999,000</text:p>
          </table:table-cell>
          <table:table-cell table:style-name="ce4" table:formula="of:=[Worst.F5]" office:value-type="float" office:value="5997000">
            <text:p>5,997,000</text:p>
          </table:table-cell>
          <table:table-cell table:formula="of:=[Worst.G5]" office:value-type="float" office:value="4498500">
            <text:p>4,498,500</text:p>
          </table:table-cell>
          <table:table-cell table:style-name="ce4" table:formula="of:=[Worst.H5]" office:value-type="float" office:value="13495500">
            <text:p>13,495,500</text:p>
          </table:table-cell>
          <table:table-cell table:formula="of:=[Worst.I5]" office:value-type="float" office:value="7998000">
            <text:p>7,998,000</text:p>
          </table:table-cell>
          <table:table-cell table:style-name="ce4" table:formula="of:=[Worst.J5]" office:value-type="float" office:value="23994000">
            <text:p>23,994,000</text:p>
          </table:table-cell>
          <table:table-cell table:formula="of:=[Worst.K5]" office:value-type="float" office:value="12497500">
            <text:p>12,497,500</text:p>
          </table:table-cell>
          <table:table-cell table:style-name="ce4" table:formula="of:=[Worst.L5]" office:value-type="float" office:value="37492500">
            <text:p>37,492,500</text:p>
          </table:table-cell>
        </table:table-row>
        <table:table-row table:style-name="ro1">
          <table:table-cell/>
          <table:table-cell table:style-name="ce1" office:value-type="string">
            <text:p>Best</text:p>
          </table:table-cell>
          <table:table-cell table:formula="of:=[Best.C5]" office:value-type="float" office:value="499500">
            <text:p>499,500</text:p>
          </table:table-cell>
          <table:table-cell table:formula="of:=[Best.D5]" office:value-type="float" office:value="0">
            <text:p>0</text:p>
          </table:table-cell>
          <table:table-cell table:formula="of:=[Best.E5]" office:value-type="float" office:value="1999000">
            <text:p>1,999,000</text:p>
          </table:table-cell>
          <table:table-cell table:style-name="ce4" table:formula="of:=[Best.F5]" office:value-type="float" office:value="0">
            <text:p>0</text:p>
          </table:table-cell>
          <table:table-cell table:formula="of:=[Best.G5]" office:value-type="float" office:value="4498500">
            <text:p>4,498,500</text:p>
          </table:table-cell>
          <table:table-cell table:style-name="ce4" table:formula="of:=[Best.H5]" office:value-type="float" office:value="0">
            <text:p>0</text:p>
          </table:table-cell>
          <table:table-cell table:formula="of:=[Best.I5]" office:value-type="float" office:value="7998000">
            <text:p>7,998,000</text:p>
          </table:table-cell>
          <table:table-cell table:style-name="ce4" table:formula="of:=[Best.J5]" office:value-type="float" office:value="0">
            <text:p>0</text:p>
          </table:table-cell>
          <table:table-cell table:formula="of:=[Best.K5]" office:value-type="float" office:value="12497500">
            <text:p>12,497,500</text:p>
          </table:table-cell>
          <table:table-cell table:style-name="ce4" table:formula="of:=[Best.L5]" office:value-type="float" office:value="0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>
            <draw:frame table:end-cell-address="Bubble.L26" table:end-x="0.0327in" table:end-y="0.0417in" draw:z-index="0" draw:style-name="gr1" svg:width="7.1339in" svg:height="3.2217in" svg:x="0.011in" svg:y="0.0079in">
              <draw:object draw:notify-on-update-of-ranges="Bubble.B2:Bubble.B2 Bubble.B3:Bubble.B5 Bubble.C2:Bubble.C2 Bubble.C3:Bubble.C5 Bubble.D2:Bubble.D2 Bubble.D3:Bubble.D5 Bubble.E2:Bubble.E2 Bubble.E3:Bubble.E5 Bubble.F2:Bubble.F2 Bubble.F3:Bubble.F5 Bubble.G2:Bubble.G2 Bubble.G3:Bubble.G5 Bubble.H2:Bubble.H2 Bubble.H3:Bubble.H5 Bubble.I2:Bubble.I2 Bubble.I3:Bubble.I5 Bubble.J2:Bubble.J2 Bubble.J3:Bubble.J5 Bubble.K2:Bubble.K2 Bubble.K3:Bubble.K5 Bubble.L2:Bubble.L2 Bubble.L3:Bubble.L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Merge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6" table:default-cell-style-name="ce4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 table:style-name="Default"/>
          <table:table-cell table:style-name="ce1" office:value-type="string">
            <text:p>N=4000</text:p>
          </table:table-cell>
          <table:table-cell table:style-name="Default"/>
          <table:table-cell table:style-name="ce1" office:value-type="string">
            <text:p>N=50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table:style-name="ce1" office:value-type="string">
            <text:p>Random</text:p>
          </table:table-cell>
          <table:table-cell table:formula="of:=[Random.C6]" office:value-type="float" office:value="32360">
            <text:p>32,360</text:p>
          </table:table-cell>
          <table:table-cell table:formula="of:=[Random.D6]" office:value-type="float" office:value="20290">
            <text:p>20,290</text:p>
          </table:table-cell>
          <table:table-cell table:formula="of:=[Random.E6]" office:value-type="float" office:value="70758">
            <text:p>70,758</text:p>
          </table:table-cell>
          <table:table-cell table:style-name="ce4" table:formula="of:=[Random.F6]" office:value-type="float" office:value="44546">
            <text:p>44,546</text:p>
          </table:table-cell>
          <table:table-cell table:formula="of:=[Random.G6]" office:value-type="float" office:value="111768">
            <text:p>111,768</text:p>
          </table:table-cell>
          <table:table-cell table:formula="of:=[Random.H6]" office:value-type="float" office:value="70446">
            <text:p>70,446</text:p>
          </table:table-cell>
          <table:table-cell table:formula="of:=[Random.I6]" office:value-type="float" office:value="153540">
            <text:p>153,540</text:p>
          </table:table-cell>
          <table:table-cell table:formula="of:=[Random.J6]" office:value-type="float" office:value="97149">
            <text:p>97,149</text:p>
          </table:table-cell>
          <table:table-cell table:formula="of:=[Random.K6]" office:value-type="float" office:value="197264">
            <text:p>197,264</text:p>
          </table:table-cell>
          <table:table-cell table:formula="of:=[Random.L6]" office:value-type="float" office:value="124744">
            <text:p>124,744</text:p>
          </table:table-cell>
        </table:table-row>
        <table:table-row table:style-name="ro1">
          <table:table-cell/>
          <table:table-cell table:style-name="ce1" office:value-type="string">
            <text:p>Worst</text:p>
          </table:table-cell>
          <table:table-cell table:formula="of:=[Worst.C6]" office:value-type="float" office:value="25060">
            <text:p>25,060</text:p>
          </table:table-cell>
          <table:table-cell table:formula="of:=[Worst.D6]" office:value-type="float" office:value="20951">
            <text:p>20,951</text:p>
          </table:table-cell>
          <table:table-cell table:formula="of:=[Worst.E6]" office:value-type="float" office:value="54124">
            <text:p>54,124</text:p>
          </table:table-cell>
          <table:table-cell table:style-name="ce4" table:formula="of:=[Worst.F6]" office:value-type="float" office:value="45903">
            <text:p>45,903</text:p>
          </table:table-cell>
          <table:table-cell table:formula="of:=[Worst.G6]" office:value-type="float" office:value="86052">
            <text:p>86,052</text:p>
          </table:table-cell>
          <table:table-cell table:formula="of:=[Worst.H6]" office:value-type="float" office:value="72807">
            <text:p>72,807</text:p>
          </table:table-cell>
          <table:table-cell table:formula="of:=[Worst.I6]" office:value-type="float" office:value="116252">
            <text:p>116,252</text:p>
          </table:table-cell>
          <table:table-cell table:formula="of:=[Worst.J6]" office:value-type="float" office:value="99807">
            <text:p>99,807</text:p>
          </table:table-cell>
          <table:table-cell table:formula="of:=[Worst.K6]" office:value-type="float" office:value="150812">
            <text:p>150,812</text:p>
          </table:table-cell>
          <table:table-cell table:formula="of:=[Worst.L6]" office:value-type="float" office:value="128615">
            <text:p>128,615</text:p>
          </table:table-cell>
        </table:table-row>
        <table:table-row table:style-name="ro1">
          <table:table-cell/>
          <table:table-cell table:style-name="ce1" office:value-type="string">
            <text:p>Best</text:p>
          </table:table-cell>
          <table:table-cell table:formula="of:=[Best.C6]" office:value-type="float" office:value="24836">
            <text:p>24,836</text:p>
          </table:table-cell>
          <table:table-cell table:formula="of:=[Best.D6]" office:value-type="float" office:value="15907">
            <text:p>15,907</text:p>
          </table:table-cell>
          <table:table-cell table:formula="of:=[Best.E6]" office:value-type="float" office:value="53676">
            <text:p>53,676</text:p>
          </table:table-cell>
          <table:table-cell table:style-name="ce4" table:formula="of:=[Best.F6]" office:value-type="float" office:value="34815">
            <text:p>34,815</text:p>
          </table:table-cell>
          <table:table-cell table:formula="of:=[Best.G6]" office:value-type="float" office:value="83556">
            <text:p>83,556</text:p>
          </table:table-cell>
          <table:table-cell table:formula="of:=[Best.H6]" office:value-type="float" office:value="54731">
            <text:p>54,731</text:p>
          </table:table-cell>
          <table:table-cell table:formula="of:=[Best.I6]" office:value-type="float" office:value="115356">
            <text:p>115,356</text:p>
          </table:table-cell>
          <table:table-cell table:formula="of:=[Best.J6]" office:value-type="float" office:value="75631">
            <text:p>75,631</text:p>
          </table:table-cell>
          <table:table-cell table:formula="of:=[Best.K6]" office:value-type="float" office:value="146412">
            <text:p>146,412</text:p>
          </table:table-cell>
          <table:table-cell table:formula="of:=[Best.L6]" office:value-type="float" office:value="96611">
            <text:p>96,611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>
            <draw:frame table:end-cell-address="Merge.L26" table:end-x="0.0654in" table:end-y="0.0311in" draw:z-index="0" draw:style-name="gr1" svg:width="7.2098in" svg:height="3.198in" svg:x="0.8567in" svg:y="0.0209in">
              <draw:object draw:notify-on-update-of-ranges="Merge.B3:Merge.B5 Merge.C2:Merge.C2 Merge.C3:Merge.C5 Merge.D2:Merge.D2 Merge.D3:Merge.D5 Merge.E2:Merge.E2 Merge.E3:Merge.E5 Merge.F2:Merge.F2 Merge.F3:Merge.F5 Merge.G2:Merge.G2 Merge.G3:Merge.G5 Merge.H2:Merge.H2 Merge.H3:Merge.H5 Merge.I2:Merge.I2 Merge.I3:Merge.I5 Merge.J2:Merge.J2 Merge.J3:Merge.J5 Merge.K2:Merge.K2 Merge.K3:Merge.K5 Merge.L2:Merge.L2 Merge.L3:Merge.L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table table:name="Quick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>
            <text:p>N=1000</text:p>
          </table:table-cell>
          <table:table-cell table:style-name="ce1"/>
          <table:table-cell table:style-name="ce1" office:value-type="string">
            <text:p>N=2000</text:p>
          </table:table-cell>
          <table:table-cell/>
          <table:table-cell table:style-name="ce1" office:value-type="string">
            <text:p>N=3000</text:p>
          </table:table-cell>
          <table:table-cell/>
          <table:table-cell table:style-name="ce1" office:value-type="string">
            <text:p>N=4000</text:p>
          </table:table-cell>
          <table:table-cell/>
          <table:table-cell table:style-name="ce1" office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mparisons (n=1000)</text:p>
          </table:table-cell>
          <table:table-cell table:style-name="ce2" office:value-type="string">
            <text:p>Moves (n=1000)</text:p>
          </table:table-cell>
          <table:table-cell table:style-name="ce2" office:value-type="string">
            <text:p>Comparisons (n=2000)</text:p>
          </table:table-cell>
          <table:table-cell table:style-name="ce2" office:value-type="string">
            <text:p>Moves (n=2000)</text:p>
          </table:table-cell>
          <table:table-cell table:style-name="ce2" office:value-type="string">
            <text:p>Comparisons (n=3000)</text:p>
          </table:table-cell>
          <table:table-cell table:style-name="ce2" office:value-type="string">
            <text:p>Moves (n=3000)</text:p>
          </table:table-cell>
          <table:table-cell table:style-name="ce2" office:value-type="string">
            <text:p>Comparisons (n=4000)</text:p>
          </table:table-cell>
          <table:table-cell table:style-name="ce2" office:value-type="string">
            <text:p>Moves (n=4000)</text:p>
          </table:table-cell>
          <table:table-cell table:style-name="ce2" office:value-type="string">
            <text:p>Comparisons (n=5000)</text:p>
          </table:table-cell>
          <table:table-cell table:style-name="ce2" office:value-type="string">
            <text:p>Moves (n=5000)</text:p>
          </table:table-cell>
        </table:table-row>
        <table:table-row table:style-name="ro1">
          <table:table-cell/>
          <table:table-cell table:style-name="ce1" office:value-type="string">
            <text:p>Random</text:p>
          </table:table-cell>
          <table:table-cell table:formula="of:=[Random.C7]" office:value-type="float" office:value="33969">
            <text:p>33,969</text:p>
          </table:table-cell>
          <table:table-cell table:formula="of:=[Random.D7]" office:value-type="float" office:value="7212">
            <text:p>7,212</text:p>
          </table:table-cell>
          <table:table-cell table:formula="of:=[Random.E7]" office:value-type="float" office:value="76281">
            <text:p>76,281</text:p>
          </table:table-cell>
          <table:table-cell table:style-name="ce4" table:formula="of:=[Random.F7]" office:value-type="float" office:value="15729">
            <text:p>15,729</text:p>
          </table:table-cell>
          <table:table-cell table:formula="of:=[Random.G7]" office:value-type="float" office:value="120259">
            <text:p>120,259</text:p>
          </table:table-cell>
          <table:table-cell table:style-name="ce4" table:formula="of:=[Random.H7]" office:value-type="float" office:value="24903">
            <text:p>24,903</text:p>
          </table:table-cell>
          <table:table-cell table:formula="of:=[Random.I7]" office:value-type="float" office:value="161415">
            <text:p>161,415</text:p>
          </table:table-cell>
          <table:table-cell table:style-name="ce4" table:formula="of:=[Random.J7]" office:value-type="float" office:value="34872">
            <text:p>34,872</text:p>
          </table:table-cell>
          <table:table-cell table:formula="of:=[Random.K7]" office:value-type="float" office:value="212085">
            <text:p>212,085</text:p>
          </table:table-cell>
          <table:table-cell table:style-name="ce4" table:formula="of:=[Random.L7]" office:value-type="float" office:value="44508">
            <text:p>44,508</text:p>
          </table:table-cell>
        </table:table-row>
        <table:table-row table:style-name="ro1">
          <table:table-cell/>
          <table:table-cell table:style-name="ce1" office:value-type="string">
            <text:p>Worst</text:p>
          </table:table-cell>
          <table:table-cell table:formula="of:=[Worst.C7]" office:value-type="float" office:value="1004995">
            <text:p>1,004,995</text:p>
          </table:table-cell>
          <table:table-cell table:formula="of:=[Worst.D7]" office:value-type="float" office:value="2997">
            <text:p>2,997</text:p>
          </table:table-cell>
          <table:table-cell table:formula="of:=[Worst.E7]" office:value-type="float" office:value="4009995">
            <text:p>4,009,995</text:p>
          </table:table-cell>
          <table:table-cell table:style-name="ce4" table:formula="of:=[Worst.F7]" office:value-type="float" office:value="5997">
            <text:p>5,997</text:p>
          </table:table-cell>
          <table:table-cell table:formula="of:=[Worst.G7]" office:value-type="float" office:value="9014995">
            <text:p>9,014,995</text:p>
          </table:table-cell>
          <table:table-cell table:style-name="ce4" table:formula="of:=[Worst.H7]" office:value-type="float" office:value="8997">
            <text:p>8,997</text:p>
          </table:table-cell>
          <table:table-cell table:formula="of:=[Worst.I7]" office:value-type="float" office:value="16019995">
            <text:p>16,019,995</text:p>
          </table:table-cell>
          <table:table-cell table:style-name="ce4" table:formula="of:=[Worst.J7]" office:value-type="float" office:value="11997">
            <text:p>11,997</text:p>
          </table:table-cell>
          <table:table-cell table:formula="of:=[Worst.K7]" office:value-type="float" office:value="25024995">
            <text:p>25,024,995</text:p>
          </table:table-cell>
          <table:table-cell table:style-name="ce4" table:formula="of:=[Worst.L7]" office:value-type="float" office:value="14997">
            <text:p>14,997</text:p>
          </table:table-cell>
        </table:table-row>
        <table:table-row table:style-name="ro1">
          <table:table-cell/>
          <table:table-cell table:style-name="ce1" office:value-type="string">
            <text:p>Best</text:p>
          </table:table-cell>
          <table:table-cell table:formula="of:=[Best.C7]" office:value-type="float" office:value="1004995">
            <text:p>1,004,995</text:p>
          </table:table-cell>
          <table:table-cell table:formula="of:=[Best.D7]" office:value-type="float" office:value="2997">
            <text:p>2,997</text:p>
          </table:table-cell>
          <table:table-cell table:formula="of:=[Best.E7]" office:value-type="float" office:value="4009995">
            <text:p>4,009,995</text:p>
          </table:table-cell>
          <table:table-cell table:style-name="ce4" table:formula="of:=[Best.F7]" office:value-type="float" office:value="5997">
            <text:p>5,997</text:p>
          </table:table-cell>
          <table:table-cell table:formula="of:=[Best.G7]" office:value-type="float" office:value="9014995">
            <text:p>9,014,995</text:p>
          </table:table-cell>
          <table:table-cell table:style-name="ce4" table:formula="of:=[Best.H7]" office:value-type="float" office:value="8997">
            <text:p>8,997</text:p>
          </table:table-cell>
          <table:table-cell table:formula="of:=[Best.I7]" office:value-type="float" office:value="16019995">
            <text:p>16,019,995</text:p>
          </table:table-cell>
          <table:table-cell table:style-name="ce4" table:formula="of:=[Best.J7]" office:value-type="float" office:value="11997">
            <text:p>11,997</text:p>
          </table:table-cell>
          <table:table-cell table:formula="of:=[Best.K7]" office:value-type="float" office:value="25024995">
            <text:p>25,024,995</text:p>
          </table:table-cell>
          <table:table-cell table:style-name="ce4" table:formula="of:=[Best.L7]" office:value-type="float" office:value="14997">
            <text:p>14,997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>
            <draw:frame table:end-cell-address="Quick.K26" table:end-x="0.889in" table:end-y="0.0067in" draw:z-index="0" draw:style-name="gr1" svg:width="8.0118in" svg:height="3.1736in" svg:x="0.8783in" svg:y="0.0209in">
              <draw:object draw:notify-on-update-of-ranges="Quick.B3:Quick.B5 Quick.C2:Quick.C2 Quick.C3:Quick.C5 Quick.D2:Quick.D2 Quick.D3:Quick.D5 Quick.E2:Quick.E2 Quick.E3:Quick.E5 Quick.F2:Quick.F2 Quick.F3:Quick.F5 Quick.G2:Quick.G2 Quick.G3:Quick.G5 Quick.H2:Quick.H2 Quick.H3:Quick.H5 Quick.I2:Quick.I2 Quick.I3:Quick.I5 Quick.J2:Quick.J2 Quick.J3:Quick.J5 Quick.K2:Quick.K2 Quick.K3:Quick.K5 Quick.L2:Quick.L2 Quick.L3:Quick.L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ize 30 Random" table:style-name="ta1" table:print="false">
        <table:table-column table:style-name="co1" table:default-cell-style-name="ce1"/>
        <table:table-column table:style-name="co1" table:number-columns-repeated="2" table:default-cell-style-name="ce4"/>
        <table:table-row table:style-name="ro1">
          <table:table-cell table:style-name="Default"/>
          <table:table-cell table:style-name="ce1" office:value-type="string">
            <text:p>N=30</text:p>
          </table:table-cell>
          <table:table-cell table:style-name="ce1"/>
        </table:table-row>
        <table:table-row table:style-name="ro1">
          <table:table-cell table:style-name="Default"/>
          <table:table-cell table:style-name="ce2" office:value-type="string">
            <text:p>Comparisons (n=1000)</text:p>
          </table:table-cell>
          <table:table-cell table:style-name="ce2" office:value-type="string">
            <text:p>Moves (n=30)</text:p>
          </table:table-cell>
        </table:table-row>
        <table:table-row table:style-name="ro1">
          <table:table-cell office:value-type="string">
            <text:p>Selection</text:p>
          </table:table-cell>
          <table:table-cell table:style-name="ce3" office:value-type="float" office:value="435">
            <text:p>435</text:p>
          </table:table-cell>
          <table:table-cell table:style-name="ce3" office:value-type="float" office:value="87">
            <text:p>87</text:p>
          </table:table-cell>
        </table:table-row>
        <table:table-row table:style-name="ro1">
          <table:table-cell office:value-type="string">
            <text:p>Insertion</text:p>
          </table:table-cell>
          <table:table-cell office:value-type="float" office:value="252">
            <text:p>252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Bubble</text:p>
          </table:table-cell>
          <table:table-cell office:value-type="float" office:value="435">
            <text:p>435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float" office:value="518">
            <text:p>518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Quick</text:p>
          </table:table-cell>
          <table:table-cell office:value-type="float" office:value="441">
            <text:p>441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table:style-name="Default">
            <draw:frame table:end-cell-address="'Size 30 Random'.D23" table:end-x="0.5421in" table:end-y="0.1146in" draw:z-index="0" draw:style-name="gr1" svg:width="3.1441in" svg:height="2.7504in" svg:x="0.065in" svg:y="0.0209in">
              <draw:object draw:notify-on-update-of-ranges="'Size 30 Random'.A3:'Size 30 Random'.A7 'Size 30 Random'.B2:'Size 30 Random'.B2 'Size 30 Random'.B3:'Size 30 Random'.B7 'Size 30 Random'.C2:'Size 30 Random'.C2 'Size 30 Random'.C3:'Size 30 Random'.C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10/25/2012</text:date>, <text:time>14:5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9T16:14:46</meta:creation-date>
    <dc:date>2012-10-25T14:54:21</dc:date>
    <meta:editing-duration>PT03H03M32S</meta:editing-duration>
    <meta:editing-cycles>11</meta:editing-cycles>
    <meta:generator>OpenOffice.org/3.2$Linux OpenOffice.org_project/320m12$Build-9483</meta:generator>
    <dc:creator>Susan Haller</dc:creator>
    <meta:document-statistic meta:table-count="9" meta:cell-count="471" meta:object-count="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617cm" svg:height="9.017cm" xlink:href=".." chart:class="chart:bar" chart:style-name="ch1">
        <chart:title svg:x="9.011cm" svg:y="0.182cm" chart:style-name="ch2">
          <text:p>Sort Comparison - Random</text:p>
        </chart:title>
        <chart:legend chart:legend-position="end" svg:x="19.464cm" svg:y="2.539cm" chart:style-name="ch3"/>
        <chart:plot-area chart:style-name="ch4" table:cell-range-address="Random.B2:Random.L7" chart:data-source-has-labels="both" svg:x="0.472cm" svg:y="0.851cm" svg:width="18.518cm" svg:height="7.802cm">
          <chart:axis chart:dimension="x" chart:name="primary-x" chart:style-name="ch5">
            <chart:categories table:cell-range-address="Random.B3:Random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andom.C3:Random.C7" chart:label-cell-address="Random.C2:Random.C2" chart:class="chart:bar">
            <chart:data-point chart:repeated="5"/>
          </chart:series>
          <chart:series chart:style-name="ch9" chart:values-cell-range-address="Random.D3:Random.D7" chart:label-cell-address="Random.D2:Random.D2" chart:class="chart:bar">
            <chart:data-point chart:repeated="5"/>
          </chart:series>
          <chart:series chart:style-name="ch10" chart:values-cell-range-address="Random.E3:Random.E7" chart:label-cell-address="Random.E2:Random.E2" chart:class="chart:bar">
            <chart:data-point chart:repeated="5"/>
          </chart:series>
          <chart:series chart:style-name="ch11" chart:values-cell-range-address="Random.F3:Random.F7" chart:label-cell-address="Random.F2:Random.F2" chart:class="chart:bar">
            <chart:data-point chart:repeated="5"/>
          </chart:series>
          <chart:series chart:style-name="ch12" chart:values-cell-range-address="Random.G3:Random.G7" chart:label-cell-address="Random.G2:Random.G2" chart:class="chart:bar">
            <chart:data-point chart:repeated="5"/>
          </chart:series>
          <chart:series chart:style-name="ch13" chart:values-cell-range-address="Random.H3:Random.H7" chart:label-cell-address="Random.H2:Random.H2" chart:class="chart:bar">
            <chart:data-point chart:repeated="5"/>
          </chart:series>
          <chart:series chart:style-name="ch14" chart:values-cell-range-address="Random.I3:Random.I7" chart:label-cell-address="Random.I2:Random.I2" chart:class="chart:bar">
            <chart:data-point chart:repeated="5"/>
          </chart:series>
          <chart:series chart:style-name="ch15" chart:values-cell-range-address="Random.J3:Random.J7" chart:label-cell-address="Random.J2:Random.J2" chart:class="chart:bar">
            <chart:data-point chart:repeated="5"/>
          </chart:series>
          <chart:series chart:style-name="ch16" chart:values-cell-range-address="Random.K3:Random.K7" chart:label-cell-address="Random.K2:Random.K2" chart:class="chart:bar">
            <chart:data-point chart:repeated="5"/>
          </chart:series>
          <chart:series chart:style-name="ch17" chart:values-cell-range-address="Random.L3:Random.L7" chart:label-cell-address="Random.L2:Random.L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andom.C2:Random.C2">Comparisons (n=1000)</text:p>
              </table:table-cell>
              <table:table-cell office:value-type="string">
                <text:p text:id="Random.D2:Random.D2">Moves (n=1000)</text:p>
              </table:table-cell>
              <table:table-cell office:value-type="string">
                <text:p text:id="Random.E2:Random.E2">Comparisons (n=2000)</text:p>
              </table:table-cell>
              <table:table-cell office:value-type="string">
                <text:p text:id="Random.F2:Random.F2">Moves (n=2000)</text:p>
              </table:table-cell>
              <table:table-cell office:value-type="string">
                <text:p text:id="Random.G2:Random.G2">Comparisons (n=3000)</text:p>
              </table:table-cell>
              <table:table-cell office:value-type="string">
                <text:p text:id="Random.H2:Random.H2">Moves (n=3000)</text:p>
              </table:table-cell>
              <table:table-cell office:value-type="string">
                <text:p text:id="Random.I2:Random.I2">Comparisons (n=4000)</text:p>
              </table:table-cell>
              <table:table-cell office:value-type="string">
                <text:p text:id="Random.J2:Random.J2">Moves (n=4000)</text:p>
              </table:table-cell>
              <table:table-cell office:value-type="string">
                <text:p text:id="Random.K2:Random.K2">Comparisons (n=5000)</text:p>
              </table:table-cell>
              <table:table-cell office:value-type="string">
                <text:p text:id="Random.L2:Random.L2">Moves (n=5000)</text:p>
              </table:table-cell>
            </table:table-row>
          </table:table-header-rows>
          <table:table-rows>
            <table:table-row>
              <table:table-cell office:value-type="string">
                <text:p text:id="Random.B3:Random.B7">Selection</text:p>
              </table:table-cell>
              <table:table-cell office:value-type="float" office:value="499500">
                <text:p text:id="Random.C3:Random.C7">499500</text:p>
              </table:table-cell>
              <table:table-cell office:value-type="float" office:value="2997">
                <text:p text:id="Random.D3:Random.D7">2997</text:p>
              </table:table-cell>
              <table:table-cell office:value-type="float" office:value="1999000">
                <text:p text:id="Random.E3:Random.E7">1999000</text:p>
              </table:table-cell>
              <table:table-cell office:value-type="float" office:value="5997">
                <text:p text:id="Random.F3:Random.F7">5997</text:p>
              </table:table-cell>
              <table:table-cell office:value-type="float" office:value="4498500">
                <text:p text:id="Random.G3:Random.G7">4498500</text:p>
              </table:table-cell>
              <table:table-cell office:value-type="float" office:value="8997">
                <text:p text:id="Random.H3:Random.H7">8997</text:p>
              </table:table-cell>
              <table:table-cell office:value-type="float" office:value="7998000">
                <text:p text:id="Random.I3:Random.I7">7998000</text:p>
              </table:table-cell>
              <table:table-cell office:value-type="float" office:value="11997">
                <text:p text:id="Random.J3:Random.J7">11997</text:p>
              </table:table-cell>
              <table:table-cell office:value-type="float" office:value="12497500">
                <text:p text:id="Random.K3:Random.K7">12497500</text:p>
              </table:table-cell>
              <table:table-cell office:value-type="float" office:value="14997">
                <text:p text:id="Random.L3:Random.L7">14997</text:p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257310">
                <text:p>257310</text:p>
              </table:table-cell>
              <table:table-cell office:value-type="float" office:value="258318">
                <text:p>258318</text:p>
              </table:table-cell>
              <table:table-cell office:value-type="float" office:value="1006280">
                <text:p>1006280</text:p>
              </table:table-cell>
              <table:table-cell office:value-type="float" office:value="1008288">
                <text:p>1008288</text:p>
              </table:table-cell>
              <table:table-cell office:value-type="float" office:value="2263655">
                <text:p>2263655</text:p>
              </table:table-cell>
              <table:table-cell office:value-type="float" office:value="2266663">
                <text:p>2266663</text:p>
              </table:table-cell>
              <table:table-cell office:value-type="float" office:value="4034409">
                <text:p>4034409</text:p>
              </table:table-cell>
              <table:table-cell office:value-type="float" office:value="4038417">
                <text:p>4038417</text:p>
              </table:table-cell>
              <table:table-cell office:value-type="float" office:value="6273638">
                <text:p>6273638</text:p>
              </table:table-cell>
              <table:table-cell office:value-type="float" office:value="6278646">
                <text:p>6278646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99500">
                <text:p>499500</text:p>
              </table:table-cell>
              <table:table-cell office:value-type="float" office:value="768960">
                <text:p>768960</text:p>
              </table:table-cell>
              <table:table-cell office:value-type="float" office:value="1999000">
                <text:p>1999000</text:p>
              </table:table-cell>
              <table:table-cell office:value-type="float" office:value="3012870">
                <text:p>3012870</text:p>
              </table:table-cell>
              <table:table-cell office:value-type="float" office:value="4498500">
                <text:p>4498500</text:p>
              </table:table-cell>
              <table:table-cell office:value-type="float" office:value="6781995">
                <text:p>6781995</text:p>
              </table:table-cell>
              <table:table-cell office:value-type="float" office:value="7998000">
                <text:p>7998000</text:p>
              </table:table-cell>
              <table:table-cell office:value-type="float" office:value="12091257">
                <text:p>12091257</text:p>
              </table:table-cell>
              <table:table-cell office:value-type="float" office:value="12497500">
                <text:p>12497500</text:p>
              </table:table-cell>
              <table:table-cell office:value-type="float" office:value="18805944">
                <text:p>18805944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32360">
                <text:p>32360</text:p>
              </table:table-cell>
              <table:table-cell office:value-type="float" office:value="20290">
                <text:p>20290</text:p>
              </table:table-cell>
              <table:table-cell office:value-type="float" office:value="70758">
                <text:p>70758</text:p>
              </table:table-cell>
              <table:table-cell office:value-type="float" office:value="44546">
                <text:p>44546</text:p>
              </table:table-cell>
              <table:table-cell office:value-type="float" office:value="111768">
                <text:p>111768</text:p>
              </table:table-cell>
              <table:table-cell office:value-type="float" office:value="70446">
                <text:p>70446</text:p>
              </table:table-cell>
              <table:table-cell office:value-type="float" office:value="153540">
                <text:p>153540</text:p>
              </table:table-cell>
              <table:table-cell office:value-type="float" office:value="97149">
                <text:p>97149</text:p>
              </table:table-cell>
              <table:table-cell office:value-type="float" office:value="197264">
                <text:p>197264</text:p>
              </table:table-cell>
              <table:table-cell office:value-type="float" office:value="124744">
                <text:p>124744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33969">
                <text:p>33969</text:p>
              </table:table-cell>
              <table:table-cell office:value-type="float" office:value="7212">
                <text:p>7212</text:p>
              </table:table-cell>
              <table:table-cell office:value-type="float" office:value="76281">
                <text:p>76281</text:p>
              </table:table-cell>
              <table:table-cell office:value-type="float" office:value="15729">
                <text:p>15729</text:p>
              </table:table-cell>
              <table:table-cell office:value-type="float" office:value="120259">
                <text:p>120259</text:p>
              </table:table-cell>
              <table:table-cell office:value-type="float" office:value="24903">
                <text:p>24903</text:p>
              </table:table-cell>
              <table:table-cell office:value-type="float" office:value="161415">
                <text:p>161415</text:p>
              </table:table-cell>
              <table:table-cell office:value-type="float" office:value="34872">
                <text:p>34872</text:p>
              </table:table-cell>
              <table:table-cell office:value-type="float" office:value="212085">
                <text:p>212085</text:p>
              </table:table-cell>
              <table:table-cell office:value-type="float" office:value="44508">
                <text:p>44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363cm" svg:height="8.521cm" xlink:href=".." chart:class="chart:bar" chart:style-name="ch1">
        <chart:title svg:x="9.799cm" svg:y="0.174cm" chart:style-name="ch2">
          <text:p>Sort Comparison Worst</text:p>
        </chart:title>
        <chart:legend chart:legend-position="end" svg:x="20.195cm" svg:y="2.291cm" chart:style-name="ch3"/>
        <chart:plot-area chart:style-name="ch4" table:cell-range-address="Worst.B2:Worst.L7" chart:data-source-has-labels="both" svg:x="0.486cm" svg:y="0.829cm" svg:width="19.222cm" svg:height="7.349cm">
          <chart:axis chart:dimension="x" chart:name="primary-x" chart:style-name="ch5">
            <chart:categories table:cell-range-address="Worst.B3:Worst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orst.C3:Worst.C7" chart:label-cell-address="Worst.C2:Worst.C2" chart:class="chart:bar">
            <chart:data-point chart:repeated="5"/>
          </chart:series>
          <chart:series chart:style-name="ch9" chart:values-cell-range-address="Worst.D3:Worst.D7" chart:label-cell-address="Worst.D2:Worst.D2" chart:class="chart:bar">
            <chart:data-point chart:repeated="5"/>
          </chart:series>
          <chart:series chart:style-name="ch10" chart:values-cell-range-address="Worst.E3:Worst.E7" chart:label-cell-address="Worst.E2:Worst.E2" chart:class="chart:bar">
            <chart:data-point chart:repeated="5"/>
          </chart:series>
          <chart:series chart:style-name="ch11" chart:values-cell-range-address="Worst.F3:Worst.F7" chart:label-cell-address="Worst.F2:Worst.F2" chart:class="chart:bar">
            <chart:data-point chart:repeated="5"/>
          </chart:series>
          <chart:series chart:style-name="ch12" chart:values-cell-range-address="Worst.G3:Worst.G7" chart:label-cell-address="Worst.G2:Worst.G2" chart:class="chart:bar">
            <chart:data-point chart:repeated="5"/>
          </chart:series>
          <chart:series chart:style-name="ch13" chart:values-cell-range-address="Worst.H3:Worst.H7" chart:label-cell-address="Worst.H2:Worst.H2" chart:class="chart:bar">
            <chart:data-point chart:repeated="5"/>
          </chart:series>
          <chart:series chart:style-name="ch14" chart:values-cell-range-address="Worst.I3:Worst.I7" chart:label-cell-address="Worst.I2:Worst.I2" chart:class="chart:bar">
            <chart:data-point chart:repeated="5"/>
          </chart:series>
          <chart:series chart:style-name="ch15" chart:values-cell-range-address="Worst.J3:Worst.J7" chart:label-cell-address="Worst.J2:Worst.J2" chart:class="chart:bar">
            <chart:data-point chart:repeated="5"/>
          </chart:series>
          <chart:series chart:style-name="ch16" chart:values-cell-range-address="Worst.K3:Worst.K7" chart:label-cell-address="Worst.K2:Worst.K2" chart:class="chart:bar">
            <chart:data-point chart:repeated="5"/>
          </chart:series>
          <chart:series chart:style-name="ch17" chart:values-cell-range-address="Worst.L3:Worst.L7" chart:label-cell-address="Worst.L2:Worst.L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Worst.C2:Worst.C2">Comparisons (n=1000)</text:p>
              </table:table-cell>
              <table:table-cell office:value-type="string">
                <text:p text:id="Worst.D2:Worst.D2">Moves (n=1000)</text:p>
              </table:table-cell>
              <table:table-cell office:value-type="string">
                <text:p text:id="Worst.E2:Worst.E2">Comparisons (n=2000)</text:p>
              </table:table-cell>
              <table:table-cell office:value-type="string">
                <text:p text:id="Worst.F2:Worst.F2">Moves (n=2000)</text:p>
              </table:table-cell>
              <table:table-cell office:value-type="string">
                <text:p text:id="Worst.G2:Worst.G2">Comparisons (n=3000)</text:p>
              </table:table-cell>
              <table:table-cell office:value-type="string">
                <text:p text:id="Worst.H2:Worst.H2">Moves (n=3000)</text:p>
              </table:table-cell>
              <table:table-cell office:value-type="string">
                <text:p text:id="Worst.I2:Worst.I2">Comparisons (n=4000)</text:p>
              </table:table-cell>
              <table:table-cell office:value-type="string">
                <text:p text:id="Worst.J2:Worst.J2">Moves (n=4000)</text:p>
              </table:table-cell>
              <table:table-cell office:value-type="string">
                <text:p text:id="Worst.K2:Worst.K2">Comparisons (n=5000)</text:p>
              </table:table-cell>
              <table:table-cell office:value-type="string">
                <text:p text:id="Worst.L2:Worst.L2">Moves (n=5000)</text:p>
              </table:table-cell>
            </table:table-row>
          </table:table-header-rows>
          <table:table-rows>
            <table:table-row>
              <table:table-cell office:value-type="string">
                <text:p text:id="Worst.B3:Worst.B7">Selection</text:p>
              </table:table-cell>
              <table:table-cell office:value-type="float" office:value="499500">
                <text:p text:id="Worst.C3:Worst.C7">499500</text:p>
              </table:table-cell>
              <table:table-cell office:value-type="float" office:value="2997">
                <text:p text:id="Worst.D3:Worst.D7">2997</text:p>
              </table:table-cell>
              <table:table-cell office:value-type="float" office:value="1999000">
                <text:p text:id="Worst.E3:Worst.E7">1999000</text:p>
              </table:table-cell>
              <table:table-cell office:value-type="float" office:value="5997">
                <text:p text:id="Worst.F3:Worst.F7">5997</text:p>
              </table:table-cell>
              <table:table-cell office:value-type="float" office:value="4498500">
                <text:p text:id="Worst.G3:Worst.G7">4498500</text:p>
              </table:table-cell>
              <table:table-cell office:value-type="float" office:value="8997">
                <text:p text:id="Worst.H3:Worst.H7">8997</text:p>
              </table:table-cell>
              <table:table-cell office:value-type="float" office:value="7998000">
                <text:p text:id="Worst.I3:Worst.I7">7998000</text:p>
              </table:table-cell>
              <table:table-cell office:value-type="float" office:value="11997">
                <text:p text:id="Worst.J3:Worst.J7">11997</text:p>
              </table:table-cell>
              <table:table-cell office:value-type="float" office:value="12497500">
                <text:p text:id="Worst.K3:Worst.K7">12497500</text:p>
              </table:table-cell>
              <table:table-cell office:value-type="float" office:value="14997">
                <text:p text:id="Worst.L3:Worst.L7">14997</text:p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499500">
                <text:p>499500</text:p>
              </table:table-cell>
              <table:table-cell office:value-type="float" office:value="501498">
                <text:p>501498</text:p>
              </table:table-cell>
              <table:table-cell office:value-type="float" office:value="1999000">
                <text:p>1999000</text:p>
              </table:table-cell>
              <table:table-cell office:value-type="float" office:value="2002998">
                <text:p>2002998</text:p>
              </table:table-cell>
              <table:table-cell office:value-type="float" office:value="4498500">
                <text:p>4498500</text:p>
              </table:table-cell>
              <table:table-cell office:value-type="float" office:value="4504498">
                <text:p>4504498</text:p>
              </table:table-cell>
              <table:table-cell office:value-type="float" office:value="7998000">
                <text:p>7998000</text:p>
              </table:table-cell>
              <table:table-cell office:value-type="float" office:value="8005998">
                <text:p>8005998</text:p>
              </table:table-cell>
              <table:table-cell office:value-type="float" office:value="12497500">
                <text:p>12497500</text:p>
              </table:table-cell>
              <table:table-cell office:value-type="float" office:value="12507498">
                <text:p>12507498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99500">
                <text:p>499500</text:p>
              </table:table-cell>
              <table:table-cell office:value-type="float" office:value="1498500">
                <text:p>1498500</text:p>
              </table:table-cell>
              <table:table-cell office:value-type="float" office:value="1999000">
                <text:p>1999000</text:p>
              </table:table-cell>
              <table:table-cell office:value-type="float" office:value="5997000">
                <text:p>5997000</text:p>
              </table:table-cell>
              <table:table-cell office:value-type="float" office:value="4498500">
                <text:p>4498500</text:p>
              </table:table-cell>
              <table:table-cell office:value-type="float" office:value="13495500">
                <text:p>13495500</text:p>
              </table:table-cell>
              <table:table-cell office:value-type="float" office:value="7998000">
                <text:p>7998000</text:p>
              </table:table-cell>
              <table:table-cell office:value-type="float" office:value="23994000">
                <text:p>23994000</text:p>
              </table:table-cell>
              <table:table-cell office:value-type="float" office:value="12497500">
                <text:p>12497500</text:p>
              </table:table-cell>
              <table:table-cell office:value-type="float" office:value="37492500">
                <text:p>37492500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25060">
                <text:p>25060</text:p>
              </table:table-cell>
              <table:table-cell office:value-type="float" office:value="20951">
                <text:p>20951</text:p>
              </table:table-cell>
              <table:table-cell office:value-type="float" office:value="54124">
                <text:p>54124</text:p>
              </table:table-cell>
              <table:table-cell office:value-type="float" office:value="45903">
                <text:p>45903</text:p>
              </table:table-cell>
              <table:table-cell office:value-type="float" office:value="86052">
                <text:p>86052</text:p>
              </table:table-cell>
              <table:table-cell office:value-type="float" office:value="72807">
                <text:p>72807</text:p>
              </table:table-cell>
              <table:table-cell office:value-type="float" office:value="116252">
                <text:p>116252</text:p>
              </table:table-cell>
              <table:table-cell office:value-type="float" office:value="99807">
                <text:p>99807</text:p>
              </table:table-cell>
              <table:table-cell office:value-type="float" office:value="150812">
                <text:p>150812</text:p>
              </table:table-cell>
              <table:table-cell office:value-type="float" office:value="128615">
                <text:p>128615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511cm" svg:height="9.647cm" xlink:href=".." chart:class="chart:bar" chart:style-name="ch1">
        <chart:title svg:x="8.399cm" svg:y="0.196cm" chart:style-name="ch2">
          <text:p>Sort Comparison Best Case</text:p>
        </chart:title>
        <chart:legend chart:legend-position="end" svg:x="18.38cm" svg:y="2.853cm" chart:style-name="ch3"/>
        <chart:plot-area chart:style-name="ch4" table:cell-range-address="Best.B2:Best.L7" chart:data-source-has-labels="both" svg:x="0.449cm" svg:y="0.875cm" svg:width="17.481cm" svg:height="8.386cm">
          <chart:axis chart:dimension="x" chart:name="primary-x" chart:style-name="ch5">
            <chart:categories table:cell-range-address="Best.B3:Best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.C3:Best.C7" chart:label-cell-address="Best.C2:Best.C2" chart:class="chart:bar">
            <chart:data-point chart:repeated="5"/>
          </chart:series>
          <chart:series chart:style-name="ch9" chart:values-cell-range-address="Best.D3:Best.D7" chart:label-cell-address="Best.D2:Best.D2" chart:class="chart:bar">
            <chart:data-point chart:repeated="5"/>
          </chart:series>
          <chart:series chart:style-name="ch10" chart:values-cell-range-address="Best.E3:Best.E7" chart:label-cell-address="Best.E2:Best.E2" chart:class="chart:bar">
            <chart:data-point chart:repeated="5"/>
          </chart:series>
          <chart:series chart:style-name="ch11" chart:values-cell-range-address="Best.F3:Best.F7" chart:label-cell-address="Best.F2:Best.F2" chart:class="chart:bar">
            <chart:data-point chart:repeated="5"/>
          </chart:series>
          <chart:series chart:style-name="ch12" chart:values-cell-range-address="Best.G3:Best.G7" chart:label-cell-address="Best.G2:Best.G2" chart:class="chart:bar">
            <chart:data-point chart:repeated="5"/>
          </chart:series>
          <chart:series chart:style-name="ch13" chart:values-cell-range-address="Best.H3:Best.H7" chart:label-cell-address="Best.H2:Best.H2" chart:class="chart:bar">
            <chart:data-point chart:repeated="5"/>
          </chart:series>
          <chart:series chart:style-name="ch14" chart:values-cell-range-address="Best.I3:Best.I7" chart:label-cell-address="Best.I2:Best.I2" chart:class="chart:bar">
            <chart:data-point chart:repeated="5"/>
          </chart:series>
          <chart:series chart:style-name="ch15" chart:values-cell-range-address="Best.J3:Best.J7" chart:label-cell-address="Best.J2:Best.J2" chart:class="chart:bar">
            <chart:data-point chart:repeated="5"/>
          </chart:series>
          <chart:series chart:style-name="ch16" chart:values-cell-range-address="Best.K3:Best.K7" chart:label-cell-address="Best.K2:Best.K2" chart:class="chart:bar">
            <chart:data-point chart:repeated="5"/>
          </chart:series>
          <chart:series chart:style-name="ch17" chart:values-cell-range-address="Best.L3:Best.L7" chart:label-cell-address="Best.L2:Best.L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Best.C2:Best.C2">Comparisons (n=1000)</text:p>
              </table:table-cell>
              <table:table-cell office:value-type="string">
                <text:p text:id="Best.D2:Best.D2">Moves (n=1000)</text:p>
              </table:table-cell>
              <table:table-cell office:value-type="string">
                <text:p text:id="Best.E2:Best.E2">Comparisons (n=2000)</text:p>
              </table:table-cell>
              <table:table-cell office:value-type="string">
                <text:p text:id="Best.F2:Best.F2">Moves (n=2000)</text:p>
              </table:table-cell>
              <table:table-cell office:value-type="string">
                <text:p text:id="Best.G2:Best.G2">Comparisons (n=3000)</text:p>
              </table:table-cell>
              <table:table-cell office:value-type="string">
                <text:p text:id="Best.H2:Best.H2">Moves (n=3000)</text:p>
              </table:table-cell>
              <table:table-cell office:value-type="string">
                <text:p text:id="Best.I2:Best.I2">Comparisons (n=4000)</text:p>
              </table:table-cell>
              <table:table-cell office:value-type="string">
                <text:p text:id="Best.J2:Best.J2">Moves (n=4000)</text:p>
              </table:table-cell>
              <table:table-cell office:value-type="string">
                <text:p text:id="Best.K2:Best.K2">Comparisons (n=5000)</text:p>
              </table:table-cell>
              <table:table-cell office:value-type="string">
                <text:p text:id="Best.L2:Best.L2">Moves (n=5000)</text:p>
              </table:table-cell>
            </table:table-row>
          </table:table-header-rows>
          <table:table-rows>
            <table:table-row>
              <table:table-cell office:value-type="string">
                <text:p text:id="Best.B3:Best.B7">Selection</text:p>
              </table:table-cell>
              <table:table-cell office:value-type="float" office:value="499500">
                <text:p text:id="Best.C3:Best.C7">499500</text:p>
              </table:table-cell>
              <table:table-cell office:value-type="float" office:value="2997">
                <text:p text:id="Best.D3:Best.D7">2997</text:p>
              </table:table-cell>
              <table:table-cell office:value-type="float" office:value="1999000">
                <text:p text:id="Best.E3:Best.E7">1999000</text:p>
              </table:table-cell>
              <table:table-cell office:value-type="float" office:value="5997">
                <text:p text:id="Best.F3:Best.F7">5997</text:p>
              </table:table-cell>
              <table:table-cell office:value-type="float" office:value="4498500">
                <text:p text:id="Best.G3:Best.G7">4498500</text:p>
              </table:table-cell>
              <table:table-cell office:value-type="float" office:value="8997">
                <text:p text:id="Best.H3:Best.H7">8997</text:p>
              </table:table-cell>
              <table:table-cell office:value-type="float" office:value="7998000">
                <text:p text:id="Best.I3:Best.I7">7998000</text:p>
              </table:table-cell>
              <table:table-cell office:value-type="float" office:value="11997">
                <text:p text:id="Best.J3:Best.J7">11997</text:p>
              </table:table-cell>
              <table:table-cell office:value-type="float" office:value="12497500">
                <text:p text:id="Best.K3:Best.K7">12497500</text:p>
              </table:table-cell>
              <table:table-cell office:value-type="float" office:value="14997">
                <text:p text:id="Best.L3:Best.L7">14997</text:p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999">
                <text:p>999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3998">
                <text:p>3998</text:p>
              </table:table-cell>
              <table:table-cell office:value-type="float" office:value="2999">
                <text:p>2999</text:p>
              </table:table-cell>
              <table:table-cell office:value-type="float" office:value="5998">
                <text:p>5998</text:p>
              </table:table-cell>
              <table:table-cell office:value-type="float" office:value="3999">
                <text:p>3999</text:p>
              </table:table-cell>
              <table:table-cell office:value-type="float" office:value="7998">
                <text:p>7998</text:p>
              </table:table-cell>
              <table:table-cell office:value-type="float" office:value="4999">
                <text:p>4999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99500">
                <text:p>499500</text:p>
              </table:table-cell>
              <table:table-cell office:value-type="float" office:value="0">
                <text:p>0</text:p>
              </table:table-cell>
              <table:table-cell office:value-type="float" office:value="1999000">
                <text:p>1999000</text:p>
              </table:table-cell>
              <table:table-cell office:value-type="float" office:value="0">
                <text:p>0</text:p>
              </table:table-cell>
              <table:table-cell office:value-type="float" office:value="4498500">
                <text:p>4498500</text:p>
              </table:table-cell>
              <table:table-cell office:value-type="float" office:value="0">
                <text:p>0</text:p>
              </table:table-cell>
              <table:table-cell office:value-type="float" office:value="7998000">
                <text:p>7998000</text:p>
              </table:table-cell>
              <table:table-cell office:value-type="float" office:value="0">
                <text:p>0</text:p>
              </table:table-cell>
              <table:table-cell office:value-type="float" office:value="12497500">
                <text:p>12497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24836">
                <text:p>24836</text:p>
              </table:table-cell>
              <table:table-cell office:value-type="float" office:value="15907">
                <text:p>15907</text:p>
              </table:table-cell>
              <table:table-cell office:value-type="float" office:value="53676">
                <text:p>53676</text:p>
              </table:table-cell>
              <table:table-cell office:value-type="float" office:value="34815">
                <text:p>34815</text:p>
              </table:table-cell>
              <table:table-cell office:value-type="float" office:value="83556">
                <text:p>83556</text:p>
              </table:table-cell>
              <table:table-cell office:value-type="float" office:value="54731">
                <text:p>54731</text:p>
              </table:table-cell>
              <table:table-cell office:value-type="float" office:value="115356">
                <text:p>115356</text:p>
              </table:table-cell>
              <table:table-cell office:value-type="float" office:value="75631">
                <text:p>75631</text:p>
              </table:table-cell>
              <table:table-cell office:value-type="float" office:value="146412">
                <text:p>146412</text:p>
              </table:table-cell>
              <table:table-cell office:value-type="float" office:value="96611">
                <text:p>96611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994cm" svg:height="7.971cm" xlink:href=".." chart:class="chart:bar" chart:style-name="ch1">
        <chart:title svg:x="5.769cm" svg:y="0.16cm" chart:style-name="ch2">
          <text:p>Selection Sort Case Comparison</text:p>
        </chart:title>
        <chart:legend chart:legend-position="end" svg:x="14.022cm" svg:y="2.016cm" chart:style-name="ch3"/>
        <chart:plot-area chart:style-name="ch4" table:cell-range-address="Selection.B2:Selection.L5" chart:data-source-has-labels="both" svg:x="0.359cm" svg:y="0.822cm" svg:width="13.305cm" svg:height="6.831cm">
          <chart:axis chart:dimension="x" chart:name="primary-x" chart:style-name="ch5">
            <chart:categories table:cell-range-address="Selection.B3:Selection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election.C3:Selection.C5" chart:label-cell-address="Selection.C2:Selection.C2" chart:class="chart:bar">
            <chart:data-point chart:repeated="3"/>
          </chart:series>
          <chart:series chart:style-name="ch9" chart:values-cell-range-address="Selection.D3:Selection.D5" chart:label-cell-address="Selection.D2:Selection.D2" chart:class="chart:bar">
            <chart:data-point chart:repeated="3"/>
          </chart:series>
          <chart:series chart:style-name="ch10" chart:values-cell-range-address="Selection.E3:Selection.E5" chart:label-cell-address="Selection.E2:Selection.E2" chart:class="chart:bar">
            <chart:data-point chart:repeated="3"/>
          </chart:series>
          <chart:series chart:style-name="ch11" chart:values-cell-range-address="Selection.F3:Selection.F5" chart:label-cell-address="Selection.F2:Selection.F2" chart:class="chart:bar">
            <chart:data-point chart:repeated="3"/>
          </chart:series>
          <chart:series chart:style-name="ch12" chart:values-cell-range-address="Selection.G3:Selection.G5" chart:label-cell-address="Selection.G2:Selection.G2" chart:class="chart:bar">
            <chart:data-point chart:repeated="3"/>
          </chart:series>
          <chart:series chart:style-name="ch13" chart:values-cell-range-address="Selection.H3:Selection.H5" chart:label-cell-address="Selection.H2:Selection.H2" chart:class="chart:bar">
            <chart:data-point chart:repeated="3"/>
          </chart:series>
          <chart:series chart:style-name="ch14" chart:values-cell-range-address="Selection.I3:Selection.I5" chart:label-cell-address="Selection.I2:Selection.I2" chart:class="chart:bar">
            <chart:data-point chart:repeated="3"/>
          </chart:series>
          <chart:series chart:style-name="ch15" chart:values-cell-range-address="Selection.J3:Selection.J5" chart:label-cell-address="Selection.J2:Selection.J2" chart:class="chart:bar">
            <chart:data-point chart:repeated="3"/>
          </chart:series>
          <chart:series chart:style-name="ch16" chart:values-cell-range-address="Selection.K3:Selection.K5" chart:label-cell-address="Selection.K2:Selection.K2" chart:class="chart:bar">
            <chart:data-point chart:repeated="3"/>
          </chart:series>
          <chart:series chart:style-name="ch17" chart:values-cell-range-address="Selection.L3:Selection.L5" chart:label-cell-address="Selection.L2:Selection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election.C2:Selection.C2">Comparisons (n=1000)</text:p>
              </table:table-cell>
              <table:table-cell office:value-type="string">
                <text:p text:id="Selection.D2:Selection.D2">Moves (n=1000)</text:p>
              </table:table-cell>
              <table:table-cell office:value-type="string">
                <text:p text:id="Selection.E2:Selection.E2">Comparisons (n=2000)</text:p>
              </table:table-cell>
              <table:table-cell office:value-type="string">
                <text:p text:id="Selection.F2:Selection.F2">Moves (n=2000)</text:p>
              </table:table-cell>
              <table:table-cell office:value-type="string">
                <text:p text:id="Selection.G2:Selection.G2">Comparisons (n=3000)</text:p>
              </table:table-cell>
              <table:table-cell office:value-type="string">
                <text:p text:id="Selection.H2:Selection.H2">Moves (n=3000)</text:p>
              </table:table-cell>
              <table:table-cell office:value-type="string">
                <text:p text:id="Selection.I2:Selection.I2">Comparisons (n=4000)</text:p>
              </table:table-cell>
              <table:table-cell office:value-type="string">
                <text:p text:id="Selection.J2:Selection.J2">Moves (n=4000)</text:p>
              </table:table-cell>
              <table:table-cell office:value-type="string">
                <text:p text:id="Selection.K2:Selection.K2">Comparisons (n=5000)</text:p>
              </table:table-cell>
              <table:table-cell office:value-type="string">
                <text:p text:id="Selection.L2:Selection.L2">Moves (n=5000)</text:p>
              </table:table-cell>
            </table:table-row>
          </table:table-header-rows>
          <table:table-rows>
            <table:table-row>
              <table:table-cell office:value-type="string">
                <text:p text:id="Selection.B3:Selection.B5">Random</text:p>
              </table:table-cell>
              <table:table-cell office:value-type="float" office:value="499500">
                <text:p text:id="Selection.C3:Selection.C5">499500</text:p>
              </table:table-cell>
              <table:table-cell office:value-type="float" office:value="2997">
                <text:p text:id="Selection.D3:Selection.D5">2997</text:p>
              </table:table-cell>
              <table:table-cell office:value-type="float" office:value="1999000">
                <text:p text:id="Selection.E3:Selection.E5">1999000</text:p>
              </table:table-cell>
              <table:table-cell office:value-type="float" office:value="5997">
                <text:p text:id="Selection.F3:Selection.F5">5997</text:p>
              </table:table-cell>
              <table:table-cell office:value-type="float" office:value="4498500">
                <text:p text:id="Selection.G3:Selection.G5">4498500</text:p>
              </table:table-cell>
              <table:table-cell office:value-type="float" office:value="8997">
                <text:p text:id="Selection.H3:Selection.H5">8997</text:p>
              </table:table-cell>
              <table:table-cell office:value-type="float" office:value="7998000">
                <text:p text:id="Selection.I3:Selection.I5">7998000</text:p>
              </table:table-cell>
              <table:table-cell office:value-type="float" office:value="11997">
                <text:p text:id="Selection.J3:Selection.J5">11997</text:p>
              </table:table-cell>
              <table:table-cell office:value-type="float" office:value="12497500">
                <text:p text:id="Selection.K3:Selection.K5">12497500</text:p>
              </table:table-cell>
              <table:table-cell office:value-type="float" office:value="14997">
                <text:p text:id="Selection.L3:Selection.L5">14997</text:p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9500">
                <text:p>499500</text:p>
              </table:table-cell>
              <table:table-cell office:value-type="float" office:value="2997">
                <text:p>2997</text:p>
              </table:table-cell>
              <table:table-cell office:value-type="float" office:value="1999000">
                <text:p>1999000</text:p>
              </table:table-cell>
              <table:table-cell office:value-type="float" office:value="5997">
                <text:p>5997</text:p>
              </table:table-cell>
              <table:table-cell office:value-type="float" office:value="4498500">
                <text:p>4498500</text:p>
              </table:table-cell>
              <table:table-cell office:value-type="float" office:value="8997">
                <text:p>8997</text:p>
              </table:table-cell>
              <table:table-cell office:value-type="float" office:value="7998000">
                <text:p>7998000</text:p>
              </table:table-cell>
              <table:table-cell office:value-type="float" office:value="11997">
                <text:p>11997</text:p>
              </table:table-cell>
              <table:table-cell office:value-type="float" office:value="12497500">
                <text:p>12497500</text:p>
              </table:table-cell>
              <table:table-cell office:value-type="float" office:value="14997">
                <text:p>14997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499500">
                <text:p>499500</text:p>
              </table:table-cell>
              <table:table-cell office:value-type="float" office:value="2997">
                <text:p>2997</text:p>
              </table:table-cell>
              <table:table-cell office:value-type="float" office:value="1999000">
                <text:p>1999000</text:p>
              </table:table-cell>
              <table:table-cell office:value-type="float" office:value="5997">
                <text:p>5997</text:p>
              </table:table-cell>
              <table:table-cell office:value-type="float" office:value="4498500">
                <text:p>4498500</text:p>
              </table:table-cell>
              <table:table-cell office:value-type="float" office:value="8997">
                <text:p>8997</text:p>
              </table:table-cell>
              <table:table-cell office:value-type="float" office:value="7998000">
                <text:p>7998000</text:p>
              </table:table-cell>
              <table:table-cell office:value-type="float" office:value="11997">
                <text:p>11997</text:p>
              </table:table-cell>
              <table:table-cell office:value-type="float" office:value="12497500">
                <text:p>12497500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03cm" svg:height="8.019cm" xlink:href=".." chart:class="chart:bar" chart:style-name="ch1">
        <chart:title svg:x="5.926cm" svg:y="0.161cm" chart:style-name="ch2">
          <text:p>Insertion Sort Case Comparison</text:p>
        </chart:title>
        <chart:legend chart:legend-position="end" svg:x="14.588cm" svg:y="1.949cm" chart:style-name="ch3"/>
        <chart:plot-area chart:style-name="ch4" table:cell-range-address="Insertion.B2:Insertion.L5" chart:data-source-has-labels="both" svg:x="0.364cm" svg:y="0.824cm" svg:width="13.499cm" svg:height="6.875cm">
          <chart:axis chart:dimension="x" chart:name="primary-x" chart:style-name="ch5">
            <chart:categories table:cell-range-address="Insertion.B3:Insertion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sertion.C3:Insertion.C5" chart:label-cell-address="Insertion.C2:Insertion.C2" chart:class="chart:bar">
            <chart:data-point chart:repeated="3"/>
          </chart:series>
          <chart:series chart:style-name="ch9" chart:values-cell-range-address="Insertion.D3:Insertion.D5" chart:label-cell-address="Insertion.D2:Insertion.D2" chart:class="chart:bar">
            <chart:data-point chart:repeated="3"/>
          </chart:series>
          <chart:series chart:style-name="ch10" chart:values-cell-range-address="Insertion.E3:Insertion.E5" chart:label-cell-address="Insertion.E2:Insertion.E2" chart:class="chart:bar">
            <chart:data-point chart:repeated="3"/>
          </chart:series>
          <chart:series chart:style-name="ch11" chart:values-cell-range-address="Insertion.F3:Insertion.F5" chart:label-cell-address="Insertion.F2:Insertion.F2" chart:class="chart:bar">
            <chart:data-point chart:repeated="3"/>
          </chart:series>
          <chart:series chart:style-name="ch12" chart:values-cell-range-address="Insertion.G3:Insertion.G5" chart:label-cell-address="Insertion.G2:Insertion.G2" chart:class="chart:bar">
            <chart:data-point chart:repeated="3"/>
          </chart:series>
          <chart:series chart:style-name="ch13" chart:values-cell-range-address="Insertion.H3:Insertion.H5" chart:label-cell-address="Insertion.H2:Insertion.H2" chart:class="chart:bar">
            <chart:data-point chart:repeated="3"/>
          </chart:series>
          <chart:series chart:style-name="ch14" chart:values-cell-range-address="Insertion.I3:Insertion.I5" chart:label-cell-address="Insertion.I2:Insertion.I2" chart:class="chart:bar">
            <chart:data-point chart:repeated="3"/>
          </chart:series>
          <chart:series chart:style-name="ch15" chart:values-cell-range-address="Insertion.J3:Insertion.J5" chart:label-cell-address="Insertion.J2:Insertion.J2" chart:class="chart:bar">
            <chart:data-point chart:repeated="3"/>
          </chart:series>
          <chart:series chart:style-name="ch16" chart:values-cell-range-address="Insertion.K3:Insertion.K5" chart:label-cell-address="Insertion.K2:Insertion.K2" chart:class="chart:bar">
            <chart:data-point chart:repeated="3"/>
          </chart:series>
          <chart:series chart:style-name="ch17" chart:values-cell-range-address="Insertion.L3:Insertion.L5" chart:label-cell-address="Insertion.L2:Insertion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Insertion.C2:Insertion.C2">Comparisons (n=1000)</text:p>
              </table:table-cell>
              <table:table-cell office:value-type="string">
                <text:p text:id="Insertion.D2:Insertion.D2">Moves (n=1000)</text:p>
              </table:table-cell>
              <table:table-cell office:value-type="string">
                <text:p text:id="Insertion.E2:Insertion.E2">Comparisons (n=2000)</text:p>
              </table:table-cell>
              <table:table-cell office:value-type="string">
                <text:p text:id="Insertion.F2:Insertion.F2">Moves (n=2000)</text:p>
              </table:table-cell>
              <table:table-cell office:value-type="string">
                <text:p text:id="Insertion.G2:Insertion.G2">Comparisons (n=3000)</text:p>
              </table:table-cell>
              <table:table-cell office:value-type="string">
                <text:p text:id="Insertion.H2:Insertion.H2">Moves (n=3000)</text:p>
              </table:table-cell>
              <table:table-cell office:value-type="string">
                <text:p text:id="Insertion.I2:Insertion.I2">Comparisons (n=4000)</text:p>
              </table:table-cell>
              <table:table-cell office:value-type="string">
                <text:p text:id="Insertion.J2:Insertion.J2">Moves (n=4000)</text:p>
              </table:table-cell>
              <table:table-cell office:value-type="string">
                <text:p text:id="Insertion.K2:Insertion.K2">Comparisons (n=5000)</text:p>
              </table:table-cell>
              <table:table-cell office:value-type="string">
                <text:p text:id="Insertion.L2:Insertion.L2">Moves (n=5000)</text:p>
              </table:table-cell>
            </table:table-row>
          </table:table-header-rows>
          <table:table-rows>
            <table:table-row>
              <table:table-cell office:value-type="string">
                <text:p text:id="Insertion.B3:Insertion.B5">Random</text:p>
              </table:table-cell>
              <table:table-cell office:value-type="float" office:value="257310">
                <text:p text:id="Insertion.C3:Insertion.C5">257310</text:p>
              </table:table-cell>
              <table:table-cell office:value-type="float" office:value="258318">
                <text:p text:id="Insertion.D3:Insertion.D5">258318</text:p>
              </table:table-cell>
              <table:table-cell office:value-type="float" office:value="1006280">
                <text:p text:id="Insertion.E3:Insertion.E5">1006280</text:p>
              </table:table-cell>
              <table:table-cell office:value-type="float" office:value="1008288">
                <text:p text:id="Insertion.F3:Insertion.F5">1008288</text:p>
              </table:table-cell>
              <table:table-cell office:value-type="float" office:value="2263655">
                <text:p text:id="Insertion.G3:Insertion.G5">2263655</text:p>
              </table:table-cell>
              <table:table-cell office:value-type="float" office:value="2266663">
                <text:p text:id="Insertion.H3:Insertion.H5">2266663</text:p>
              </table:table-cell>
              <table:table-cell office:value-type="float" office:value="4034409">
                <text:p text:id="Insertion.I3:Insertion.I5">4034409</text:p>
              </table:table-cell>
              <table:table-cell office:value-type="float" office:value="4038417">
                <text:p text:id="Insertion.J3:Insertion.J5">4038417</text:p>
              </table:table-cell>
              <table:table-cell office:value-type="float" office:value="6273638">
                <text:p text:id="Insertion.K3:Insertion.K5">6273638</text:p>
              </table:table-cell>
              <table:table-cell office:value-type="float" office:value="6278646">
                <text:p text:id="Insertion.L3:Insertion.L5">6278646</text:p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9500">
                <text:p>499500</text:p>
              </table:table-cell>
              <table:table-cell office:value-type="float" office:value="501498">
                <text:p>501498</text:p>
              </table:table-cell>
              <table:table-cell office:value-type="float" office:value="1999000">
                <text:p>1999000</text:p>
              </table:table-cell>
              <table:table-cell office:value-type="float" office:value="2002998">
                <text:p>2002998</text:p>
              </table:table-cell>
              <table:table-cell office:value-type="float" office:value="4498500">
                <text:p>4498500</text:p>
              </table:table-cell>
              <table:table-cell office:value-type="float" office:value="4504498">
                <text:p>4504498</text:p>
              </table:table-cell>
              <table:table-cell office:value-type="float" office:value="7998000">
                <text:p>7998000</text:p>
              </table:table-cell>
              <table:table-cell office:value-type="float" office:value="8005998">
                <text:p>8005998</text:p>
              </table:table-cell>
              <table:table-cell office:value-type="float" office:value="12497500">
                <text:p>12497500</text:p>
              </table:table-cell>
              <table:table-cell office:value-type="float" office:value="12507498">
                <text:p>12507498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999">
                <text:p>999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3998">
                <text:p>3998</text:p>
              </table:table-cell>
              <table:table-cell office:value-type="float" office:value="2999">
                <text:p>2999</text:p>
              </table:table-cell>
              <table:table-cell office:value-type="float" office:value="5998">
                <text:p>5998</text:p>
              </table:table-cell>
              <table:table-cell office:value-type="float" office:value="3999">
                <text:p>3999</text:p>
              </table:table-cell>
              <table:table-cell office:value-type="float" office:value="7998">
                <text:p>7998</text:p>
              </table:table-cell>
              <table:table-cell office:value-type="float" office:value="4999">
                <text:p>4999</text:p>
              </table:table-cell>
              <table:table-cell office:value-type="float" office:value="9998">
                <text:p>99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121cm" svg:height="8.184cm" xlink:href=".." chart:class="chart:bar" chart:style-name="ch1">
        <chart:title svg:x="6.07cm" svg:y="0.164cm" chart:style-name="ch2">
          <text:p>Bubble Sort Case Comparison</text:p>
        </chart:title>
        <chart:legend chart:legend-position="end" svg:x="14.146cm" svg:y="2.123cm" chart:style-name="ch3"/>
        <chart:plot-area chart:style-name="ch4" table:cell-range-address="Bubble.B2:Bubble.L5" chart:data-source-has-labels="both" svg:x="0.362cm" svg:y="0.83cm" svg:width="13.423cm" svg:height="7.028cm">
          <chart:axis chart:dimension="x" chart:name="primary-x" chart:style-name="ch5">
            <chart:categories table:cell-range-address="Bubble.B3:Bubble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bble.C3:Bubble.C5" chart:label-cell-address="Bubble.C2:Bubble.C2" chart:class="chart:bar">
            <chart:data-point chart:repeated="3"/>
          </chart:series>
          <chart:series chart:style-name="ch9" chart:values-cell-range-address="Bubble.D3:Bubble.D5" chart:label-cell-address="Bubble.D2:Bubble.D2" chart:class="chart:bar">
            <chart:data-point chart:repeated="3"/>
          </chart:series>
          <chart:series chart:style-name="ch10" chart:values-cell-range-address="Bubble.E3:Bubble.E5" chart:label-cell-address="Bubble.E2:Bubble.E2" chart:class="chart:bar">
            <chart:data-point chart:repeated="3"/>
          </chart:series>
          <chart:series chart:style-name="ch11" chart:values-cell-range-address="Bubble.F3:Bubble.F5" chart:label-cell-address="Bubble.F2:Bubble.F2" chart:class="chart:bar">
            <chart:data-point chart:repeated="3"/>
          </chart:series>
          <chart:series chart:style-name="ch12" chart:values-cell-range-address="Bubble.G3:Bubble.G5" chart:label-cell-address="Bubble.G2:Bubble.G2" chart:class="chart:bar">
            <chart:data-point chart:repeated="3"/>
          </chart:series>
          <chart:series chart:style-name="ch13" chart:values-cell-range-address="Bubble.H3:Bubble.H5" chart:label-cell-address="Bubble.H2:Bubble.H2" chart:class="chart:bar">
            <chart:data-point chart:repeated="3"/>
          </chart:series>
          <chart:series chart:style-name="ch14" chart:values-cell-range-address="Bubble.I3:Bubble.I5" chart:label-cell-address="Bubble.I2:Bubble.I2" chart:class="chart:bar">
            <chart:data-point chart:repeated="3"/>
          </chart:series>
          <chart:series chart:style-name="ch15" chart:values-cell-range-address="Bubble.J3:Bubble.J5" chart:label-cell-address="Bubble.J2:Bubble.J2" chart:class="chart:bar">
            <chart:data-point chart:repeated="3"/>
          </chart:series>
          <chart:series chart:style-name="ch16" chart:values-cell-range-address="Bubble.K3:Bubble.K5" chart:label-cell-address="Bubble.K2:Bubble.K2" chart:class="chart:bar">
            <chart:data-point chart:repeated="3"/>
          </chart:series>
          <chart:series chart:style-name="ch17" chart:values-cell-range-address="Bubble.L3:Bubble.L5" chart:label-cell-address="Bubble.L2:Bubble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Bubble.C2:Bubble.C2">Comparisons (n=1000)</text:p>
              </table:table-cell>
              <table:table-cell office:value-type="string">
                <text:p text:id="Bubble.D2:Bubble.D2">Moves (n=1000)</text:p>
              </table:table-cell>
              <table:table-cell office:value-type="string">
                <text:p text:id="Bubble.E2:Bubble.E2">Comparisons (n=2000)</text:p>
              </table:table-cell>
              <table:table-cell office:value-type="string">
                <text:p text:id="Bubble.F2:Bubble.F2">Moves (n=2000)</text:p>
              </table:table-cell>
              <table:table-cell office:value-type="string">
                <text:p text:id="Bubble.G2:Bubble.G2">Comparisons (n=3000)</text:p>
              </table:table-cell>
              <table:table-cell office:value-type="string">
                <text:p text:id="Bubble.H2:Bubble.H2">Moves (n=3000)</text:p>
              </table:table-cell>
              <table:table-cell office:value-type="string">
                <text:p text:id="Bubble.I2:Bubble.I2">Comparisons (n=4000)</text:p>
              </table:table-cell>
              <table:table-cell office:value-type="string">
                <text:p text:id="Bubble.J2:Bubble.J2">Moves (n=4000)</text:p>
              </table:table-cell>
              <table:table-cell office:value-type="string">
                <text:p text:id="Bubble.K2:Bubble.K2">Comparisons (n=5000)</text:p>
              </table:table-cell>
              <table:table-cell office:value-type="string">
                <text:p text:id="Bubble.L2:Bubble.L2">Moves (n=5000)</text:p>
              </table:table-cell>
            </table:table-row>
          </table:table-header-rows>
          <table:table-rows>
            <table:table-row>
              <table:table-cell office:value-type="string">
                <text:p text:id="Bubble.B3:Bubble.B5">Random</text:p>
              </table:table-cell>
              <table:table-cell office:value-type="float" office:value="499500">
                <text:p text:id="Bubble.C3:Bubble.C5">499500</text:p>
              </table:table-cell>
              <table:table-cell office:value-type="float" office:value="768960">
                <text:p text:id="Bubble.D3:Bubble.D5">768960</text:p>
              </table:table-cell>
              <table:table-cell office:value-type="float" office:value="1999000">
                <text:p text:id="Bubble.E3:Bubble.E5">1999000</text:p>
              </table:table-cell>
              <table:table-cell office:value-type="float" office:value="3012870">
                <text:p text:id="Bubble.F3:Bubble.F5">3012870</text:p>
              </table:table-cell>
              <table:table-cell office:value-type="float" office:value="4498500">
                <text:p text:id="Bubble.G3:Bubble.G5">4498500</text:p>
              </table:table-cell>
              <table:table-cell office:value-type="float" office:value="6781995">
                <text:p text:id="Bubble.H3:Bubble.H5">6781995</text:p>
              </table:table-cell>
              <table:table-cell office:value-type="float" office:value="7998000">
                <text:p text:id="Bubble.I3:Bubble.I5">7998000</text:p>
              </table:table-cell>
              <table:table-cell office:value-type="float" office:value="12091257">
                <text:p text:id="Bubble.J3:Bubble.J5">12091257</text:p>
              </table:table-cell>
              <table:table-cell office:value-type="float" office:value="12497500">
                <text:p text:id="Bubble.K3:Bubble.K5">12497500</text:p>
              </table:table-cell>
              <table:table-cell office:value-type="float" office:value="18805944">
                <text:p text:id="Bubble.L3:Bubble.L5">18805944</text:p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9500">
                <text:p>499500</text:p>
              </table:table-cell>
              <table:table-cell office:value-type="float" office:value="1498500">
                <text:p>1498500</text:p>
              </table:table-cell>
              <table:table-cell office:value-type="float" office:value="1999000">
                <text:p>1999000</text:p>
              </table:table-cell>
              <table:table-cell office:value-type="float" office:value="5997000">
                <text:p>5997000</text:p>
              </table:table-cell>
              <table:table-cell office:value-type="float" office:value="4498500">
                <text:p>4498500</text:p>
              </table:table-cell>
              <table:table-cell office:value-type="float" office:value="13495500">
                <text:p>13495500</text:p>
              </table:table-cell>
              <table:table-cell office:value-type="float" office:value="7998000">
                <text:p>7998000</text:p>
              </table:table-cell>
              <table:table-cell office:value-type="float" office:value="23994000">
                <text:p>23994000</text:p>
              </table:table-cell>
              <table:table-cell office:value-type="float" office:value="12497500">
                <text:p>12497500</text:p>
              </table:table-cell>
              <table:table-cell office:value-type="float" office:value="37492500">
                <text:p>37492500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499500">
                <text:p>499500</text:p>
              </table:table-cell>
              <table:table-cell office:value-type="float" office:value="0">
                <text:p>0</text:p>
              </table:table-cell>
              <table:table-cell office:value-type="float" office:value="1999000">
                <text:p>1999000</text:p>
              </table:table-cell>
              <table:table-cell office:value-type="float" office:value="0">
                <text:p>0</text:p>
              </table:table-cell>
              <table:table-cell office:value-type="float" office:value="4498500">
                <text:p>4498500</text:p>
              </table:table-cell>
              <table:table-cell office:value-type="float" office:value="0">
                <text:p>0</text:p>
              </table:table-cell>
              <table:table-cell office:value-type="float" office:value="7998000">
                <text:p>7998000</text:p>
              </table:table-cell>
              <table:table-cell office:value-type="float" office:value="0">
                <text:p>0</text:p>
              </table:table-cell>
              <table:table-cell office:value-type="float" office:value="12497500">
                <text:p>12497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314cm" svg:height="8.252cm" xlink:href=".." chart:class="chart:bar" chart:style-name="ch1">
        <chart:title svg:x="5.573cm" svg:y="0.168cm" chart:style-name="ch2">
          <text:p>Merge Sort Case Comparison</text:p>
        </chart:title>
        <chart:legend chart:legend-position="end" svg:x="13.612cm" svg:y="2.387cm" chart:style-name="ch3"/>
        <chart:plot-area chart:style-name="ch4" table:cell-range-address="Merge.B2:Merge.L5" chart:data-source-has-labels="both" svg:x="0.365cm" svg:y="0.764cm" svg:width="12.883cm" svg:height="7.156cm">
          <chart:axis chart:dimension="x" chart:name="primary-x" chart:style-name="ch5">
            <chart:categories table:cell-range-address="Merge.B3:Merge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rge.C3:Merge.C5" chart:label-cell-address="Merge.C2:Merge.C2" chart:class="chart:bar">
            <chart:data-point chart:repeated="3"/>
          </chart:series>
          <chart:series chart:style-name="ch9" chart:values-cell-range-address="Merge.D3:Merge.D5" chart:label-cell-address="Merge.D2:Merge.D2" chart:class="chart:bar">
            <chart:data-point chart:repeated="3"/>
          </chart:series>
          <chart:series chart:style-name="ch10" chart:values-cell-range-address="Merge.E3:Merge.E5" chart:label-cell-address="Merge.E2:Merge.E2" chart:class="chart:bar">
            <chart:data-point chart:repeated="3"/>
          </chart:series>
          <chart:series chart:style-name="ch11" chart:values-cell-range-address="Merge.F3:Merge.F5" chart:label-cell-address="Merge.F2:Merge.F2" chart:class="chart:bar">
            <chart:data-point chart:repeated="3"/>
          </chart:series>
          <chart:series chart:style-name="ch12" chart:values-cell-range-address="Merge.G3:Merge.G5" chart:label-cell-address="Merge.G2:Merge.G2" chart:class="chart:bar">
            <chart:data-point chart:repeated="3"/>
          </chart:series>
          <chart:series chart:style-name="ch13" chart:values-cell-range-address="Merge.H3:Merge.H5" chart:label-cell-address="Merge.H2:Merge.H2" chart:class="chart:bar">
            <chart:data-point chart:repeated="3"/>
          </chart:series>
          <chart:series chart:style-name="ch14" chart:values-cell-range-address="Merge.I3:Merge.I5" chart:label-cell-address="Merge.I2:Merge.I2" chart:class="chart:bar">
            <chart:data-point chart:repeated="3"/>
          </chart:series>
          <chart:series chart:style-name="ch15" chart:values-cell-range-address="Merge.J3:Merge.J5" chart:label-cell-address="Merge.J2:Merge.J2" chart:class="chart:bar">
            <chart:data-point chart:repeated="3"/>
          </chart:series>
          <chart:series chart:style-name="ch16" chart:values-cell-range-address="Merge.K3:Merge.K5" chart:label-cell-address="Merge.K2:Merge.K2" chart:class="chart:bar">
            <chart:data-point chart:repeated="3"/>
          </chart:series>
          <chart:series chart:style-name="ch17" chart:values-cell-range-address="Merge.L3:Merge.L5" chart:label-cell-address="Merge.L2:Merge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rge.C2:Merge.C2">Comparisons (n=1000)</text:p>
              </table:table-cell>
              <table:table-cell office:value-type="string">
                <text:p text:id="Merge.D2:Merge.D2">Moves (n=1000)</text:p>
              </table:table-cell>
              <table:table-cell office:value-type="string">
                <text:p text:id="Merge.E2:Merge.E2">Comparisons (n=2000)</text:p>
              </table:table-cell>
              <table:table-cell office:value-type="string">
                <text:p text:id="Merge.F2:Merge.F2">Moves (n=2000)</text:p>
              </table:table-cell>
              <table:table-cell office:value-type="string">
                <text:p text:id="Merge.G2:Merge.G2">Comparisons (n=3000)</text:p>
              </table:table-cell>
              <table:table-cell office:value-type="string">
                <text:p text:id="Merge.H2:Merge.H2">Moves (n=3000)</text:p>
              </table:table-cell>
              <table:table-cell office:value-type="string">
                <text:p text:id="Merge.I2:Merge.I2">Comparisons (n=4000)</text:p>
              </table:table-cell>
              <table:table-cell office:value-type="string">
                <text:p text:id="Merge.J2:Merge.J2">Moves (n=4000)</text:p>
              </table:table-cell>
              <table:table-cell office:value-type="string">
                <text:p text:id="Merge.K2:Merge.K2">Comparisons (n=5000)</text:p>
              </table:table-cell>
              <table:table-cell office:value-type="string">
                <text:p text:id="Merge.L2:Merge.L2">Moves (n=5000)</text:p>
              </table:table-cell>
            </table:table-row>
          </table:table-header-rows>
          <table:table-rows>
            <table:table-row>
              <table:table-cell office:value-type="string">
                <text:p text:id="Merge.B3:Merge.B5">Random</text:p>
              </table:table-cell>
              <table:table-cell office:value-type="float" office:value="32360">
                <text:p text:id="Merge.C3:Merge.C5">32360</text:p>
              </table:table-cell>
              <table:table-cell office:value-type="float" office:value="20290">
                <text:p text:id="Merge.D3:Merge.D5">20290</text:p>
              </table:table-cell>
              <table:table-cell office:value-type="float" office:value="70758">
                <text:p text:id="Merge.E3:Merge.E5">70758</text:p>
              </table:table-cell>
              <table:table-cell office:value-type="float" office:value="44546">
                <text:p text:id="Merge.F3:Merge.F5">44546</text:p>
              </table:table-cell>
              <table:table-cell office:value-type="float" office:value="111768">
                <text:p text:id="Merge.G3:Merge.G5">111768</text:p>
              </table:table-cell>
              <table:table-cell office:value-type="float" office:value="70446">
                <text:p text:id="Merge.H3:Merge.H5">70446</text:p>
              </table:table-cell>
              <table:table-cell office:value-type="float" office:value="153540">
                <text:p text:id="Merge.I3:Merge.I5">153540</text:p>
              </table:table-cell>
              <table:table-cell office:value-type="float" office:value="97149">
                <text:p text:id="Merge.J3:Merge.J5">97149</text:p>
              </table:table-cell>
              <table:table-cell office:value-type="float" office:value="197264">
                <text:p text:id="Merge.K3:Merge.K5">197264</text:p>
              </table:table-cell>
              <table:table-cell office:value-type="float" office:value="124744">
                <text:p text:id="Merge.L3:Merge.L5">124744</text:p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25060">
                <text:p>25060</text:p>
              </table:table-cell>
              <table:table-cell office:value-type="float" office:value="20951">
                <text:p>20951</text:p>
              </table:table-cell>
              <table:table-cell office:value-type="float" office:value="54124">
                <text:p>54124</text:p>
              </table:table-cell>
              <table:table-cell office:value-type="float" office:value="45903">
                <text:p>45903</text:p>
              </table:table-cell>
              <table:table-cell office:value-type="float" office:value="86052">
                <text:p>86052</text:p>
              </table:table-cell>
              <table:table-cell office:value-type="float" office:value="72807">
                <text:p>72807</text:p>
              </table:table-cell>
              <table:table-cell office:value-type="float" office:value="116252">
                <text:p>116252</text:p>
              </table:table-cell>
              <table:table-cell office:value-type="float" office:value="99807">
                <text:p>99807</text:p>
              </table:table-cell>
              <table:table-cell office:value-type="float" office:value="150812">
                <text:p>150812</text:p>
              </table:table-cell>
              <table:table-cell office:value-type="float" office:value="128615">
                <text:p>128615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24836">
                <text:p>24836</text:p>
              </table:table-cell>
              <table:table-cell office:value-type="float" office:value="15907">
                <text:p>15907</text:p>
              </table:table-cell>
              <table:table-cell office:value-type="float" office:value="53676">
                <text:p>53676</text:p>
              </table:table-cell>
              <table:table-cell office:value-type="float" office:value="34815">
                <text:p>34815</text:p>
              </table:table-cell>
              <table:table-cell office:value-type="float" office:value="83556">
                <text:p>83556</text:p>
              </table:table-cell>
              <table:table-cell office:value-type="float" office:value="54731">
                <text:p>54731</text:p>
              </table:table-cell>
              <table:table-cell office:value-type="float" office:value="115356">
                <text:p>115356</text:p>
              </table:table-cell>
              <table:table-cell office:value-type="float" office:value="75631">
                <text:p>75631</text:p>
              </table:table-cell>
              <table:table-cell office:value-type="float" office:value="146412">
                <text:p>146412</text:p>
              </table:table-cell>
              <table:table-cell office:value-type="float" office:value="96611">
                <text:p>966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51cm" svg:height="8.18cm" xlink:href=".." chart:class="chart:bar" chart:style-name="ch1">
        <chart:title svg:x="6.281cm" svg:y="0.166cm" chart:style-name="ch2">
          <text:p>Quick Sort Case Comparison</text:p>
        </chart:title>
        <chart:legend chart:legend-position="end" svg:x="15.143cm" svg:y="2.277cm" chart:style-name="ch3"/>
        <chart:plot-area chart:style-name="ch4" table:cell-range-address="Quick.B2:Quick.L5" chart:data-source-has-labels="both" svg:x="0.406cm" svg:y="0.777cm" svg:width="14.331cm" svg:height="7.076cm">
          <chart:axis chart:dimension="x" chart:name="primary-x" chart:style-name="ch5">
            <chart:categories table:cell-range-address="Quick.B3:Quick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Quick.C3:Quick.C5" chart:label-cell-address="Quick.C2:Quick.C2" chart:class="chart:bar">
            <chart:data-point chart:repeated="3"/>
          </chart:series>
          <chart:series chart:style-name="ch9" chart:values-cell-range-address="Quick.D3:Quick.D5" chart:label-cell-address="Quick.D2:Quick.D2" chart:class="chart:bar">
            <chart:data-point chart:repeated="3"/>
          </chart:series>
          <chart:series chart:style-name="ch10" chart:values-cell-range-address="Quick.E3:Quick.E5" chart:label-cell-address="Quick.E2:Quick.E2" chart:class="chart:bar">
            <chart:data-point chart:repeated="3"/>
          </chart:series>
          <chart:series chart:style-name="ch11" chart:values-cell-range-address="Quick.F3:Quick.F5" chart:label-cell-address="Quick.F2:Quick.F2" chart:class="chart:bar">
            <chart:data-point chart:repeated="3"/>
          </chart:series>
          <chart:series chart:style-name="ch12" chart:values-cell-range-address="Quick.G3:Quick.G5" chart:label-cell-address="Quick.G2:Quick.G2" chart:class="chart:bar">
            <chart:data-point chart:repeated="3"/>
          </chart:series>
          <chart:series chart:style-name="ch13" chart:values-cell-range-address="Quick.H3:Quick.H5" chart:label-cell-address="Quick.H2:Quick.H2" chart:class="chart:bar">
            <chart:data-point chart:repeated="3"/>
          </chart:series>
          <chart:series chart:style-name="ch14" chart:values-cell-range-address="Quick.I3:Quick.I5" chart:label-cell-address="Quick.I2:Quick.I2" chart:class="chart:bar">
            <chart:data-point chart:repeated="3"/>
          </chart:series>
          <chart:series chart:style-name="ch15" chart:values-cell-range-address="Quick.J3:Quick.J5" chart:label-cell-address="Quick.J2:Quick.J2" chart:class="chart:bar">
            <chart:data-point chart:repeated="3"/>
          </chart:series>
          <chart:series chart:style-name="ch16" chart:values-cell-range-address="Quick.K3:Quick.K5" chart:label-cell-address="Quick.K2:Quick.K2" chart:class="chart:bar">
            <chart:data-point chart:repeated="3"/>
          </chart:series>
          <chart:series chart:style-name="ch17" chart:values-cell-range-address="Quick.L3:Quick.L5" chart:label-cell-address="Quick.L2:Quick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Quick.C2:Quick.C2">Comparisons (n=1000)</text:p>
              </table:table-cell>
              <table:table-cell office:value-type="string">
                <text:p text:id="Quick.D2:Quick.D2">Moves (n=1000)</text:p>
              </table:table-cell>
              <table:table-cell office:value-type="string">
                <text:p text:id="Quick.E2:Quick.E2">Comparisons (n=2000)</text:p>
              </table:table-cell>
              <table:table-cell office:value-type="string">
                <text:p text:id="Quick.F2:Quick.F2">Moves (n=2000)</text:p>
              </table:table-cell>
              <table:table-cell office:value-type="string">
                <text:p text:id="Quick.G2:Quick.G2">Comparisons (n=3000)</text:p>
              </table:table-cell>
              <table:table-cell office:value-type="string">
                <text:p text:id="Quick.H2:Quick.H2">Moves (n=3000)</text:p>
              </table:table-cell>
              <table:table-cell office:value-type="string">
                <text:p text:id="Quick.I2:Quick.I2">Comparisons (n=4000)</text:p>
              </table:table-cell>
              <table:table-cell office:value-type="string">
                <text:p text:id="Quick.J2:Quick.J2">Moves (n=4000)</text:p>
              </table:table-cell>
              <table:table-cell office:value-type="string">
                <text:p text:id="Quick.K2:Quick.K2">Comparisons (n=5000)</text:p>
              </table:table-cell>
              <table:table-cell office:value-type="string">
                <text:p text:id="Quick.L2:Quick.L2">Moves (n=5000)</text:p>
              </table:table-cell>
            </table:table-row>
          </table:table-header-rows>
          <table:table-rows>
            <table:table-row>
              <table:table-cell office:value-type="string">
                <text:p text:id="Quick.B3:Quick.B5">Random</text:p>
              </table:table-cell>
              <table:table-cell office:value-type="float" office:value="33969">
                <text:p text:id="Quick.C3:Quick.C5">33969</text:p>
              </table:table-cell>
              <table:table-cell office:value-type="float" office:value="7212">
                <text:p text:id="Quick.D3:Quick.D5">7212</text:p>
              </table:table-cell>
              <table:table-cell office:value-type="float" office:value="76281">
                <text:p text:id="Quick.E3:Quick.E5">76281</text:p>
              </table:table-cell>
              <table:table-cell office:value-type="float" office:value="15729">
                <text:p text:id="Quick.F3:Quick.F5">15729</text:p>
              </table:table-cell>
              <table:table-cell office:value-type="float" office:value="120259">
                <text:p text:id="Quick.G3:Quick.G5">120259</text:p>
              </table:table-cell>
              <table:table-cell office:value-type="float" office:value="24903">
                <text:p text:id="Quick.H3:Quick.H5">24903</text:p>
              </table:table-cell>
              <table:table-cell office:value-type="float" office:value="161415">
                <text:p text:id="Quick.I3:Quick.I5">161415</text:p>
              </table:table-cell>
              <table:table-cell office:value-type="float" office:value="34872">
                <text:p text:id="Quick.J3:Quick.J5">34872</text:p>
              </table:table-cell>
              <table:table-cell office:value-type="float" office:value="212085">
                <text:p text:id="Quick.K3:Quick.K5">212085</text:p>
              </table:table-cell>
              <table:table-cell office:value-type="float" office:value="44508">
                <text:p text:id="Quick.L3:Quick.L5">44508</text:p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3">
      <style:graphic-properties draw:fill-color="#004586"/>
      <style:text-properties fo:font-size="6pt" style:font-size-asian="6pt" style:font-size-complex="6pt"/>
    </style:style>
    <style:style style:name="ch8" style:family="chart" style:data-style-name="N3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bar" chart:style-name="ch1">
        <chart:legend chart:legend-position="end" svg:x="6.014cm" svg:y="2.547cm" chart:style-name="ch2"/>
        <chart:plot-area chart:style-name="ch3" table:cell-range-address="'Size 30 Random'.A2:'Size 30 Random'.C7" chart:data-source-has-labels="both" svg:x="0cm" svg:y="0cm" svg:width="5.696cm" svg:height="6.57cm">
          <chart:axis chart:dimension="x" chart:name="primary-x" chart:style-name="ch4">
            <chart:categories table:cell-range-address="'Size 30 Random'.A3:'Size 30 Random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ze 30 Random'.B3:'Size 30 Random'.B7" chart:label-cell-address="'Size 30 Random'.B2:'Size 30 Random'.B2" chart:class="chart:bar">
            <chart:data-point chart:repeated="5"/>
          </chart:series>
          <chart:series chart:style-name="ch8" chart:values-cell-range-address="'Size 30 Random'.C3:'Size 30 Random'.C7" chart:label-cell-address="'Size 30 Random'.C2:'Size 30 Random'.C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Size 30 Random'.B2:'Size 30 Random'.B2">Comparisons (n=1000)</text:p>
              </table:table-cell>
              <table:table-cell office:value-type="string">
                <text:p text:id="'Size 30 Random'.C2:'Size 30 Random'.C2">Moves (n=30)</text:p>
              </table:table-cell>
            </table:table-row>
          </table:table-header-rows>
          <table:table-rows>
            <table:table-row>
              <table:table-cell office:value-type="string">
                <text:p text:id="'Size 30 Random'.A3:'Size 30 Random'.A7">Selection</text:p>
              </table:table-cell>
              <table:table-cell office:value-type="float" office:value="435">
                <text:p text:id="'Size 30 Random'.B3:'Size 30 Random'.B7">435</text:p>
              </table:table-cell>
              <table:table-cell office:value-type="float" office:value="87">
                <text:p text:id="'Size 30 Random'.C3:'Size 30 Random'.C7">87</text:p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252">
                <text:p>25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35">
                <text:p>43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518">
                <text:p>51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441">
                <text:p>441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